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 Black" svg:font-family="'Arial Black'"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WenQuanYi Zen Hei" svg:font-family="'WenQuanYi Zen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0.407cm" style:rel-column-width="40117*"/>
    </style:style>
    <style:style style:name="Tableau1.B" style:family="table-column">
      <style:table-column-properties style:column-width="6.593cm" style:rel-column-width="25418*"/>
    </style:style>
    <style:style style:name="Tableau1.A1" style:family="table-cell">
      <style:table-cell-properties style:vertical-align="" style:writing-mode="page"/>
    </style:style>
    <style:style style:name="Tableau1.B1" style:family="table-cell">
      <style:table-cell-properties style:vertical-align="middle" style:writing-mode="page"/>
    </style:style>
    <style:style style:name="Tableau2" style:family="table">
      <style:table-properties style:width="17cm" table:align="margins" table:border-model="separating"/>
    </style:style>
    <style:style style:name="Tableau2.A" style:family="table-column">
      <style:table-column-properties style:column-width="4.796cm" style:rel-column-width="18488*"/>
    </style:style>
    <style:style style:name="Tableau2.B" style:family="table-column">
      <style:table-column-properties style:column-width="12.204cm" style:rel-column-width="47047*"/>
    </style:style>
    <style:style style:name="Tableau2.1" style:family="table-row">
      <style:table-row-properties style:min-row-height="1.108cm"/>
    </style:style>
    <style:style style:name="Tableau2.A1" style:family="table-cell">
      <style:table-cell-properties style:vertical-align="" fo:padding-left="0.049cm" fo:padding-right="0.049cm" fo:padding-top="0.55cm" fo:padding-bottom="0.55cm" fo:border="none" style:writing-mode="page"/>
    </style:style>
    <style:style style:name="Tableau2.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Tableau2.A2" style:family="table-cell">
      <style:table-cell-properties fo:padding-left="0.049cm" fo:padding-right="0.049cm" fo:padding-top="0.55cm" fo:padding-bottom="0.55cm" fo:border="none" style:writing-mode="page"/>
    </style:style>
    <style:style style:name="Tableau2.B2" style:family="table-cell">
      <style:table-cell-properties fo:padding-left="0.049cm" fo:padding-right="0.049cm" fo:padding-top="0.55cm" fo:padding-bottom="0.55cm" fo:border-left="1.05pt solid #355269" fo:border-right="none" fo:border-top="none" fo:border-bottom="none" style:writing-mode="page"/>
    </style:style>
    <style:style style:name="Tableau2.A3" style:family="table-cell">
      <style:table-cell-properties fo:padding-left="0.049cm" fo:padding-right="0.049cm" fo:padding-top="0.55cm" fo:padding-bottom="0.55cm" fo:border="none" style:writing-mode="page"/>
    </style:style>
    <style:style style:name="Tableau2.B3" style:family="table-cell">
      <style:table-cell-properties fo:padding-left="0.049cm" fo:padding-right="0.049cm" fo:padding-top="0.55cm" fo:padding-bottom="0.55cm" fo:border-left="1.05pt solid #355269" fo:border-right="none" fo:border-top="none" fo:border-bottom="none" style:writing-mode="page"/>
    </style:style>
    <style:style style:name="Tableau2.A4" style:family="table-cell">
      <style:table-cell-properties fo:padding-left="0.049cm" fo:padding-right="0.049cm" fo:padding-top="0.55cm" fo:padding-bottom="0.55cm" fo:border="none" style:writing-mode="page"/>
    </style:style>
    <style:style style:name="Tableau2.B4" style:family="table-cell">
      <style:table-cell-properties fo:padding-left="0.049cm" fo:padding-right="0.049cm" fo:padding-top="0.55cm" fo:padding-bottom="0.55cm" fo:border-left="1.05pt solid #355269" fo:border-right="none" fo:border-top="none" fo:border-bottom="none" style:writing-mode="page"/>
    </style:style>
    <style:style style:name="Tableau2.A5" style:family="table-cell">
      <style:table-cell-properties fo:padding-left="0.049cm" fo:padding-right="0.049cm" fo:padding-top="0.55cm" fo:padding-bottom="0.55cm" fo:border="none" style:writing-mode="page"/>
    </style:style>
    <style:style style:name="Tableau2.B5" style:family="table-cell">
      <style:table-cell-properties fo:padding-left="0.049cm" fo:padding-right="0.049cm" fo:padding-top="0.55cm" fo:padding-bottom="0.55cm" fo:border-left="1.05pt solid #355269" fo:border-right="none" fo:border-top="none" fo:border-bottom="none" style:writing-mode="page"/>
    </style:style>
    <style:style style:name="Tableau2.A6" style:family="table-cell">
      <style:table-cell-properties fo:padding-left="0.049cm" fo:padding-right="0.049cm" fo:padding-top="0.55cm" fo:padding-bottom="0.55cm" fo:border="none" style:writing-mode="page"/>
    </style:style>
    <style:style style:name="Tableau2.B6" style:family="table-cell">
      <style:table-cell-properties fo:padding-left="0.049cm" fo:padding-right="0.049cm" fo:padding-top="0.55cm" fo:padding-bottom="0.55cm" fo:border-left="1.05pt solid #355269" fo:border-right="none" fo:border-top="none" fo:border-bottom="none" style:writing-mode="page"/>
    </style:style>
    <style:style style:name="Tableau2.7" style:family="table-row">
      <style:table-row-properties style:min-row-height="1.152cm"/>
    </style:style>
    <style:style style:name="Tableau2.A7" style:family="table-cell">
      <style:table-cell-properties fo:padding-left="0.049cm" fo:padding-right="0.049cm" fo:padding-top="0.55cm" fo:padding-bottom="0.55cm" fo:border="none" style:writing-mode="page"/>
    </style:style>
    <style:style style:name="Tableau2.B7" style:family="table-cell">
      <style:table-cell-properties fo:padding-left="0.049cm" fo:padding-right="0.049cm" fo:padding-top="0.55cm" fo:padding-bottom="0.55cm" fo:border-left="1.05pt solid #355269" fo:border-right="none" fo:border-top="none" fo:border-bottom="none" style:writing-mode="page"/>
    </style:style>
    <style:style style:name="Tableau2.8" style:family="table-row">
      <style:table-row-properties style:min-row-height="0.115cm"/>
    </style:style>
    <style:style style:name="Tableau2.A8" style:family="table-cell">
      <style:table-cell-properties fo:padding-left="0.049cm" fo:padding-right="0.049cm" fo:padding-top="0.55cm" fo:padding-bottom="0.55cm" fo:border="none" style:writing-mode="page"/>
    </style:style>
    <style:style style:name="Tableau2.B8" style:family="table-cell">
      <style:table-cell-properties fo:padding-left="0.049cm" fo:padding-right="0.049cm" fo:padding-top="0.55cm" fo:padding-bottom="0.55cm" fo:border-left="1.05pt solid #355269" fo:border-right="none" fo:border-top="none" fo:border-bottom="none" style:writing-mode="page"/>
    </style:style>
    <style:style style:name="Tableau3" style:family="table">
      <style:table-properties style:width="17cm" fo:break-before="auto" fo:break-after="auto" table:align="margins" fo:background-color="transparent" fo:keep-with-next="auto" style:may-break-between-rows="true" style:writing-mode="page" table:border-model="separating">
        <style:background-image/>
      </style:table-properties>
    </style:style>
    <style:style style:name="Tableau3.A" style:family="table-column">
      <style:table-column-properties style:column-width="4.796cm" style:rel-column-width="18488*"/>
    </style:style>
    <style:style style:name="Tableau3.B" style:family="table-column">
      <style:table-column-properties style:column-width="12.204cm" style:rel-column-width="47047*"/>
    </style:style>
    <style:style style:name="Tableau3.A1" style:family="table-cell">
      <style:table-cell-properties style:vertical-align="" fo:padding-left="0.049cm" fo:padding-right="0.049cm" fo:padding-top="0.55cm" fo:padding-bottom="0.55cm" fo:border="none" style:writing-mode="page"/>
    </style:style>
    <style:style style:name="Tableau3.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Tableau3.A2" style:family="table-cell">
      <style:table-cell-properties fo:padding-left="0.049cm" fo:padding-right="0.049cm" fo:padding-top="0.55cm" fo:padding-bottom="0.55cm" fo:border="none" style:writing-mode="page"/>
    </style:style>
    <style:style style:name="Tableau3.B2" style:family="table-cell">
      <style:table-cell-properties fo:padding-left="0.049cm" fo:padding-right="0.049cm" fo:padding-top="0.55cm" fo:padding-bottom="0.55cm" fo:border-left="1.05pt solid #355269" fo:border-right="none" fo:border-top="none" fo:border-bottom="none" style:writing-mode="page"/>
    </style:style>
    <style:style style:name="Tableau3.A3" style:family="table-cell">
      <style:table-cell-properties fo:padding-left="0.049cm" fo:padding-right="0.049cm" fo:padding-top="0.55cm" fo:padding-bottom="0.55cm" fo:border="none" style:writing-mode="page"/>
    </style:style>
    <style:style style:name="Tableau3.B3" style:family="table-cell">
      <style:table-cell-properties fo:padding-left="0.049cm" fo:padding-right="0.049cm" fo:padding-top="0.55cm" fo:padding-bottom="0.55cm" fo:border-left="1.05pt solid #355269" fo:border-right="none" fo:border-top="none" fo:border-bottom="none" style:writing-mode="page"/>
    </style:style>
    <style:style style:name="Tableau3.A4" style:family="table-cell">
      <style:table-cell-properties fo:padding-left="0.049cm" fo:padding-right="0.049cm" fo:padding-top="0.55cm" fo:padding-bottom="0.55cm" fo:border="none" style:writing-mode="page"/>
    </style:style>
    <style:style style:name="Tableau3.B4" style:family="table-cell">
      <style:table-cell-properties fo:padding-left="0.049cm" fo:padding-right="0.049cm" fo:padding-top="0.55cm" fo:padding-bottom="0.55cm" fo:border-left="1.05pt solid #355269" fo:border-right="none" fo:border-top="none" fo:border-bottom="none" style:writing-mode="page"/>
    </style:style>
    <style:style style:name="Tableau3.A5" style:family="table-cell">
      <style:table-cell-properties fo:padding-left="0.049cm" fo:padding-right="0.049cm" fo:padding-top="0.55cm" fo:padding-bottom="0.55cm" fo:border="none" style:writing-mode="page"/>
    </style:style>
    <style:style style:name="Tableau3.B5" style:family="table-cell">
      <style:table-cell-properties fo:padding-left="0.049cm" fo:padding-right="0.049cm" fo:padding-top="0.55cm" fo:padding-bottom="0.55cm" fo:border-left="1.05pt solid #355269" fo:border-right="none" fo:border-top="none" fo:border-bottom="none" style:writing-mode="page"/>
    </style:style>
    <style:style style:name="Tableau3.A6" style:family="table-cell">
      <style:table-cell-properties fo:padding-left="0.049cm" fo:padding-right="0.049cm" fo:padding-top="0.55cm" fo:padding-bottom="0.55cm" fo:border="none" style:writing-mode="page"/>
    </style:style>
    <style:style style:name="Tableau3.B6" style:family="table-cell">
      <style:table-cell-properties fo:padding-left="0.049cm" fo:padding-right="0.049cm" fo:padding-top="0.55cm" fo:padding-bottom="0.55cm" fo:border-left="1.05pt solid #355269" fo:border-right="none" fo:border-top="none" fo:border-bottom="none" style:writing-mode="page"/>
    </style:style>
    <style:style style:name="Tableau3.A7" style:family="table-cell">
      <style:table-cell-properties fo:padding-left="0.049cm" fo:padding-right="0.049cm" fo:padding-top="0.55cm" fo:padding-bottom="0.55cm" fo:border="none" style:writing-mode="page"/>
    </style:style>
    <style:style style:name="Tableau3.B7" style:family="table-cell">
      <style:table-cell-properties fo:padding-left="0.049cm" fo:padding-right="0.049cm" fo:padding-top="0.55cm" fo:padding-bottom="0.55cm" fo:border-left="1.05pt solid #355269" fo:border-right="none" fo:border-top="none" fo:border-bottom="none" style:writing-mode="page"/>
    </style:style>
    <style:style style:name="Tableau3.8" style:family="table-row">
      <style:table-row-properties fo:background-color="transparent" fo:keep-together="auto">
        <style:background-image/>
      </style:table-row-properties>
    </style:style>
    <style:style style:name="Tableau3.A8" style:family="table-cell">
      <style:table-cell-properties style:vertical-align="" fo:background-color="transparent" fo:padding-left="0.049cm" fo:padding-right="0.049cm" fo:padding-top="0.55cm" fo:padding-bottom="0.55cm" fo:border="none" style:writing-mode="page">
        <style:background-image/>
      </style:table-cell-properties>
    </style:style>
    <style:style style:name="Tableau3.B8" style:family="table-cell">
      <style:table-cell-properties style:vertical-align="" fo:background-color="transparent" fo:padding-left="0.049cm" fo:padding-right="0.049cm" fo:padding-top="0.55cm" fo:padding-bottom="0.55cm" fo:border-left="1.05pt solid #355269" fo:border-right="none" fo:border-top="none" fo:border-bottom="none" style:writing-mode="page">
        <style:background-image/>
      </style:table-cell-properties>
    </style:style>
    <style:style style:name="Tableau4" style:family="table">
      <style:table-properties style:width="17cm" fo:break-before="auto" fo:break-after="auto" table:align="margins" fo:background-color="transparent" fo:keep-with-next="auto" style:may-break-between-rows="true" style:writing-mode="page" table:border-model="separating">
        <style:background-image/>
      </style:table-properties>
    </style:style>
    <style:style style:name="Tableau4.A" style:family="table-column">
      <style:table-column-properties style:column-width="4.796cm" style:rel-column-width="18488*"/>
    </style:style>
    <style:style style:name="Tableau4.B" style:family="table-column">
      <style:table-column-properties style:column-width="12.204cm" style:rel-column-width="47047*"/>
    </style:style>
    <style:style style:name="Tableau4.A1" style:family="table-cell">
      <style:table-cell-properties style:vertical-align="" fo:padding-left="0.049cm" fo:padding-right="0.049cm" fo:padding-top="0.55cm" fo:padding-bottom="0.55cm" fo:border="none" style:writing-mode="page"/>
    </style:style>
    <style:style style:name="Tableau4.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Tableau4.A2" style:family="table-cell">
      <style:table-cell-properties fo:padding-left="0.049cm" fo:padding-right="0.049cm" fo:padding-top="0.55cm" fo:padding-bottom="0.55cm" fo:border="none" style:writing-mode="page"/>
    </style:style>
    <style:style style:name="Tableau4.B2" style:family="table-cell">
      <style:table-cell-properties fo:padding-left="0.049cm" fo:padding-right="0.049cm" fo:padding-top="0.55cm" fo:padding-bottom="0.55cm" fo:border-left="1.05pt solid #355269" fo:border-right="none" fo:border-top="none" fo:border-bottom="none" style:writing-mode="page"/>
    </style:style>
    <style:style style:name="Tableau4.A3" style:family="table-cell">
      <style:table-cell-properties fo:padding-left="0.049cm" fo:padding-right="0.049cm" fo:padding-top="0.55cm" fo:padding-bottom="0.55cm" fo:border="none" style:writing-mode="page"/>
    </style:style>
    <style:style style:name="Tableau4.B3" style:family="table-cell">
      <style:table-cell-properties fo:padding-left="0.049cm" fo:padding-right="0.049cm" fo:padding-top="0.55cm" fo:padding-bottom="0.55cm" fo:border-left="1.05pt solid #355269" fo:border-right="none" fo:border-top="none" fo:border-bottom="none" style:writing-mode="page"/>
    </style:style>
    <style:style style:name="P1" style:family="paragraph" style:parent-style-name="Standard">
      <loext:graphic-properties draw:fill="none"/>
      <style:paragraph-properties fo:margin-left="0cm" fo:margin-right="0cm" fo:line-height="0.801cm" fo:text-indent="0cm" style:auto-text-indent="false" fo:background-color="transparent"/>
      <style:text-properties fo:color="#355269" loext:opacity="100%" style:font-name="Arial Black" fo:font-size="24pt" fo:font-weight="bold" officeooo:rsid="0006101b" officeooo:paragraph-rsid="0006101b" style:font-size-asian="24pt" style:font-weight-asian="bold" style:font-size-complex="24pt" style:font-weight-complex="bold"/>
    </style:style>
    <style:style style:name="P2" style:family="paragraph" style:parent-style-name="Standard">
      <style:text-properties fo:color="#355269" loext:opacity="100%" style:font-name="Arial" fo:font-size="11pt" fo:font-weight="normal" officeooo:rsid="0006101b" officeooo:paragraph-rsid="0006101b" style:font-size-asian="9.60000038146973pt" style:font-weight-asian="normal" style:font-size-complex="11pt" style:font-weight-complex="normal"/>
    </style:style>
    <style:style style:name="P3" style:family="paragraph" style:parent-style-name="Table_20_Contents">
      <style:paragraph-properties fo:margin-top="0cm" fo:margin-bottom="0.15cm" style:contextual-spacing="false" fo:text-align="end" style:justify-single-word="false"/>
      <style:text-properties style:font-name="Arial" fo:font-size="11pt" style:font-size-asian="9.60000038146973pt" style:font-size-complex="11pt"/>
    </style:style>
    <style:style style:name="P4" style:family="paragraph" style:parent-style-name="Table_20_Contents">
      <style:paragraph-properties fo:margin-top="0cm" fo:margin-bottom="0.15cm" style:contextual-spacing="false" fo:text-align="end" style:justify-single-word="false"/>
      <style:text-properties fo:color="#355269" loext:opacity="100%" style:font-name="Arial" fo:font-size="11pt" style:text-underline-style="none" style:font-size-asian="9.60000038146973pt" style:font-size-complex="11pt"/>
    </style:style>
    <style:style style:name="P5" style:family="paragraph" style:parent-style-name="lien">
      <style:text-properties fo:color="#355269" loext:opacity="100%" style:text-underline-style="solid" style:text-underline-width="auto" style:text-underline-color="#355269"/>
    </style:style>
    <style:style style:name="P6" style:family="paragraph" style:parent-style-name="Standard">
      <style:paragraph-properties fo:margin-top="0.101cm" fo:margin-bottom="0.199cm" style:contextual-spacing="false"/>
      <style:text-properties fo:text-transform="uppercase" fo:color="#355269" loext:opacity="100%" style:font-name="Arial" fo:font-size="12pt" fo:font-weight="bold" officeooo:rsid="0006101b" officeooo:paragraph-rsid="0006101b" style:font-size-asian="12pt" style:font-weight-asian="bold" style:font-size-complex="12pt" style:font-weight-complex="bold"/>
    </style:style>
    <style:style style:name="P7" style:family="paragraph" style:parent-style-name="Text_20_body">
      <style:paragraph-properties fo:margin-top="0.199cm" fo:margin-bottom="0.499cm" style:contextual-spacing="false" fo:padding="0cm" fo:border="none" style:join-border="false"/>
      <style:text-properties officeooo:paragraph-rsid="00acc804"/>
    </style:style>
    <style:style style:name="P8" style:family="paragraph" style:parent-style-name="Standard">
      <style:paragraph-properties fo:margin-top="0cm" fo:margin-bottom="0.499cm" style:contextual-spacing="false" fo:padding="0cm" fo:border="none" style:join-border="false"/>
      <style:text-properties fo:text-transform="uppercase" fo:color="#355269" loext:opacity="100%" style:font-name="Arial" fo:font-size="12pt" fo:font-weight="bold" officeooo:rsid="0006101b" officeooo:paragraph-rsid="000c67f3" style:font-size-asian="12pt" style:font-weight-asian="bold" style:font-size-complex="12pt" style:font-weight-complex="bold"/>
    </style:style>
    <style:style style:name="P9" style:family="paragraph" style:parent-style-name="Table_20_Contents">
      <style:paragraph-properties fo:margin-top="0cm" fo:margin-bottom="0cm" style:contextual-spacing="false"/>
      <style:text-properties fo:text-transform="uppercase" fo:color="#355269" loext:opacity="100%" style:font-name="Arial" fo:font-size="10pt" fo:font-weight="bold" style:font-size-asian="10pt" style:font-weight-asian="bold" style:font-size-complex="10pt" style:font-weight-complex="bold"/>
    </style:style>
    <style:style style:name="P10" style:family="paragraph" style:parent-style-name="Table_20_Contents">
      <style:paragraph-properties fo:margin-left="0.499cm" fo:margin-right="0cm" fo:text-indent="0cm" style:auto-text-indent="false"/>
      <style:text-properties fo:color="#355269" loext:opacity="100%" style:font-name="Arial" fo:font-size="11pt" style:font-size-asian="9.60000038146973pt" style:font-size-complex="11pt" style:text-scale="100%"/>
    </style:style>
    <style:style style:name="P11" style:family="paragraph" style:parent-style-name="Table_20_Contents">
      <style:paragraph-properties fo:margin-top="0cm" fo:margin-bottom="0cm" style:contextual-spacing="false"/>
      <style:text-properties fo:text-transform="uppercase" fo:color="#355269" loext:opacity="100%" style:font-name="Arial" fo:font-size="10pt" fo:font-weight="bold" officeooo:paragraph-rsid="001399d8" style:font-size-asian="10pt" style:font-weight-asian="bold" style:font-size-complex="10pt" style:font-weight-complex="bold"/>
    </style:style>
    <style:style style:name="P12" style:family="paragraph" style:parent-style-name="Table_20_Contents">
      <style:paragraph-properties fo:margin-left="0.499cm" fo:margin-right="0cm" fo:text-indent="0cm" style:auto-text-indent="false"/>
      <style:text-properties fo:color="#355269" loext:opacity="100%" style:font-name="Arial" fo:font-size="11pt" officeooo:paragraph-rsid="006e08c4" style:font-size-asian="9.60000038146973pt" style:font-size-complex="11pt"/>
    </style:style>
    <style:style style:name="P13" style:family="paragraph" style:parent-style-name="Table_20_Contents">
      <style:paragraph-properties fo:margin-left="0.499cm" fo:margin-right="0cm" fo:text-indent="0cm" style:auto-text-indent="false"/>
      <style:text-properties fo:color="#355269" loext:opacity="100%" style:font-name="Arial" fo:font-size="11pt" officeooo:paragraph-rsid="001ca7d5" style:font-size-asian="9.60000038146973pt" style:font-size-complex="11pt"/>
    </style:style>
    <style:style style:name="P14" style:family="paragraph" style:parent-style-name="Table_20_Contents">
      <style:paragraph-properties fo:margin-left="0.499cm" fo:margin-right="0cm" fo:text-indent="0cm" style:auto-text-indent="false"/>
      <style:text-properties fo:color="#355269" loext:opacity="100%" style:font-name="Arial" fo:font-size="11pt" style:font-size-asian="9.60000038146973pt" style:font-size-complex="11pt"/>
    </style:style>
    <style:style style:name="P15" style:family="paragraph" style:parent-style-name="Table_20_Contents">
      <style:paragraph-properties fo:margin-left="0.499cm" fo:margin-right="0cm" fo:text-indent="0cm" style:auto-text-indent="false"/>
      <style:text-properties fo:color="#355269" loext:opacity="100%" style:font-name="Arial" fo:font-size="11pt" style:font-size-asian="9.60000038146973pt" style:font-size-complex="11pt" style:text-scale="90%"/>
    </style:style>
    <style:style style:name="P16" style:family="paragraph" style:parent-style-name="Table_20_Contents">
      <style:paragraph-properties fo:margin-left="0.499cm" fo:margin-right="0cm" fo:text-indent="0cm" style:auto-text-indent="false"/>
    </style:style>
    <style:style style:name="P17" style:family="paragraph" style:parent-style-name="Table_20_Contents">
      <style:paragraph-properties fo:margin-top="0cm" fo:margin-bottom="0cm" style:contextual-spacing="false"/>
      <style:text-properties fo:text-transform="uppercase" fo:color="#355269" loext:opacity="100%" style:font-name="Arial" fo:font-size="10pt" fo:font-weight="bold" officeooo:rsid="005157a6" officeooo:paragraph-rsid="005157a6" style:font-size-asian="10pt" style:font-weight-asian="bold" style:font-size-complex="10pt" style:font-weight-complex="bold"/>
    </style:style>
    <style:style style:name="P18" style:family="paragraph" style:parent-style-name="Standard">
      <style:paragraph-properties fo:margin-top="0.499cm" fo:margin-bottom="0.499cm" style:contextual-spacing="false" fo:padding="0cm" fo:border="none" style:join-border="false"/>
      <style:text-properties fo:text-transform="uppercase" fo:color="#355269" loext:opacity="100%" style:font-name="Arial" fo:font-size="12pt" fo:font-weight="bold" officeooo:rsid="004e16ef" officeooo:paragraph-rsid="004e16ef" style:font-size-asian="12pt" style:font-weight-asian="bold" style:font-size-complex="12pt" style:font-weight-complex="bold"/>
    </style:style>
    <style:style style:name="P19" style:family="paragraph" style:parent-style-name="Standard">
      <style:paragraph-properties fo:margin-top="0cm" fo:margin-bottom="0.499cm" style:contextual-spacing="false" fo:break-before="page" fo:padding="0cm" fo:border="none" style:join-border="false"/>
      <style:text-properties fo:text-transform="uppercase" fo:color="#355269" loext:opacity="100%" style:font-name="Arial" fo:font-size="12pt" fo:font-weight="bold" officeooo:rsid="004e16ef" officeooo:paragraph-rsid="004e16ef" style:font-size-asian="12pt" style:font-weight-asian="bold" style:font-size-complex="12pt" style:font-weight-complex="bold"/>
    </style:style>
    <style:style style:name="P20" style:family="paragraph" style:parent-style-name="Table_20_Contents">
      <style:paragraph-properties fo:margin-left="0cm" fo:margin-right="0cm" fo:margin-top="0.499cm" fo:margin-bottom="0.101cm" style:contextual-spacing="false" fo:text-indent="0cm" style:auto-text-indent="false"/>
      <style:text-properties fo:color="#355269" loext:opacity="100%" style:font-name="Arial" fo:font-size="11pt" fo:font-style="normal" fo:font-weight="bold" officeooo:rsid="00906747" officeooo:paragraph-rsid="00906747" style:font-size-asian="9.60000038146973pt" style:font-style-asian="normal" style:font-weight-asian="bold" style:font-size-complex="11pt" style:font-style-complex="normal" style:font-weight-complex="bold"/>
    </style:style>
    <style:style style:name="P21" style:family="paragraph" style:parent-style-name="puce_5f_perso">
      <style:paragraph-properties fo:margin-top="0.101cm" fo:margin-bottom="0.199cm" style:contextual-spacing="false"/>
      <style:text-properties officeooo:paragraph-rsid="009ea616"/>
    </style:style>
    <style:style style:name="P22" style:family="paragraph" style:parent-style-name="Text_20_body" style:list-style-name="L1">
      <style:paragraph-properties fo:margin-top="0.4cm" fo:margin-bottom="0cm" style:contextual-spacing="false"/>
      <style:text-properties fo:color="#355269" loext:opacity="100%" style:font-name="Arial" fo:font-size="11pt" officeooo:rsid="004e16ef" officeooo:paragraph-rsid="00906747" style:font-size-asian="9.60000038146973pt" style:font-size-complex="11pt"/>
    </style:style>
    <style:style style:name="P23" style:family="paragraph" style:parent-style-name="Text_20_body" style:list-style-name="L1">
      <style:paragraph-properties fo:margin-top="0cm" fo:margin-bottom="0cm" style:contextual-spacing="false"/>
      <style:text-properties fo:color="#355269" loext:opacity="100%" style:font-name="Arial" fo:font-size="11pt" officeooo:rsid="004e16ef" officeooo:paragraph-rsid="00906747" style:font-size-asian="9.60000038146973pt" style:font-size-complex="11pt"/>
    </style:style>
    <style:style style:name="P24" style:family="paragraph" style:parent-style-name="puce_5f_perso">
      <style:paragraph-properties fo:margin-top="0.101cm" fo:margin-bottom="0.199cm" style:contextual-spacing="false" fo:text-align="end" style:justify-single-word="false"/>
      <style:text-properties officeooo:paragraph-rsid="0091d1bb"/>
    </style:style>
    <style:style style:name="P25" style:family="paragraph" style:parent-style-name="Table_20_Contents">
      <style:paragraph-properties fo:margin-left="0cm" fo:margin-right="0cm" fo:margin-top="0.499cm" fo:margin-bottom="0.101cm" style:contextual-spacing="false" fo:text-indent="0cm" style:auto-text-indent="false"/>
      <style:text-properties fo:color="#355269" loext:opacity="100%" style:font-name="Arial" fo:font-size="11pt" fo:font-style="normal" fo:font-weight="bold" officeooo:rsid="00906747" officeooo:paragraph-rsid="0092c079" style:font-size-asian="9.60000038146973pt" style:font-style-asian="normal" style:font-weight-asian="bold" style:font-size-complex="11pt" style:font-style-complex="normal" style:font-weight-complex="bold"/>
    </style:style>
    <style:style style:name="P26" style:family="paragraph" style:parent-style-name="Text_20_body" style:list-style-name="L1">
      <style:paragraph-properties fo:margin-top="0.4cm" fo:margin-bottom="0cm" style:contextual-spacing="false"/>
      <style:text-properties fo:color="#355269" loext:opacity="100%" style:font-name="Arial" fo:font-size="11pt" officeooo:rsid="004e16ef" officeooo:paragraph-rsid="0092c079" style:font-size-asian="9.60000038146973pt" style:font-size-complex="11pt"/>
    </style:style>
    <style:style style:name="P27" style:family="paragraph" style:parent-style-name="Text_20_body" style:list-style-name="L1">
      <style:paragraph-properties fo:margin-top="0cm" fo:margin-bottom="0cm" style:contextual-spacing="false"/>
      <style:text-properties fo:color="#355269" loext:opacity="100%" style:font-name="Arial" fo:font-size="11pt" officeooo:rsid="004e16ef" officeooo:paragraph-rsid="0092c079" style:font-size-asian="9.60000038146973pt" style:font-size-complex="11pt"/>
    </style:style>
    <style:style style:name="P28" style:family="paragraph" style:parent-style-name="puce_5f_perso">
      <style:paragraph-properties fo:margin-top="0.101cm" fo:margin-bottom="0.199cm" style:contextual-spacing="false" fo:text-align="end" style:justify-single-word="false"/>
      <style:text-properties officeooo:paragraph-rsid="0092c079"/>
    </style:style>
    <style:style style:name="P29" style:family="paragraph" style:parent-style-name="Table_20_Contents">
      <style:paragraph-properties fo:margin-left="0cm" fo:margin-right="0cm" fo:margin-top="0.499cm" fo:margin-bottom="0.101cm" style:contextual-spacing="false" fo:text-indent="0cm" style:auto-text-indent="false"/>
      <style:text-properties fo:color="#355269" loext:opacity="100%" style:font-name="Arial" fo:font-size="11pt" fo:font-style="normal" fo:font-weight="bold" officeooo:rsid="00906747" officeooo:paragraph-rsid="009ae16d" style:font-size-asian="9.60000038146973pt" style:font-style-asian="normal" style:font-weight-asian="bold" style:font-size-complex="11pt" style:font-style-complex="normal" style:font-weight-complex="bold"/>
    </style:style>
    <style:style style:name="P30" style:family="paragraph" style:parent-style-name="puce_5f_perso">
      <style:paragraph-properties fo:margin-top="0.101cm" fo:margin-bottom="0.199cm" style:contextual-spacing="false"/>
      <style:text-properties officeooo:paragraph-rsid="009ae16d"/>
    </style:style>
    <style:style style:name="P31" style:family="paragraph" style:parent-style-name="Text_20_body" style:list-style-name="L1">
      <style:paragraph-properties fo:margin-top="0.4cm" fo:margin-bottom="0cm" style:contextual-spacing="false"/>
      <style:text-properties fo:color="#355269" loext:opacity="100%" style:font-name="Arial" fo:font-size="11pt" officeooo:rsid="004e16ef" officeooo:paragraph-rsid="009ae16d" style:font-size-asian="9.60000038146973pt" style:font-size-complex="11pt"/>
    </style:style>
    <style:style style:name="P32" style:family="paragraph" style:parent-style-name="Text_20_body" style:list-style-name="L1">
      <style:paragraph-properties fo:margin-top="0cm" fo:margin-bottom="0cm" style:contextual-spacing="false"/>
      <style:text-properties fo:color="#355269" loext:opacity="100%" style:font-name="Arial" fo:font-size="11pt" officeooo:rsid="004e16ef" officeooo:paragraph-rsid="009ae16d" style:font-size-asian="9.60000038146973pt" style:font-size-complex="11pt"/>
    </style:style>
    <style:style style:name="P33" style:family="paragraph" style:parent-style-name="puce_5f_perso">
      <style:paragraph-properties fo:margin-top="0.101cm" fo:margin-bottom="0.199cm" style:contextual-spacing="false" fo:text-align="end" style:justify-single-word="false"/>
      <style:text-properties officeooo:paragraph-rsid="009ae16d"/>
    </style:style>
    <style:style style:name="P34" style:family="paragraph" style:parent-style-name="Table_20_Contents">
      <style:paragraph-properties fo:margin-left="0cm" fo:margin-right="0cm" fo:margin-top="0.499cm" fo:margin-bottom="0.101cm" style:contextual-spacing="false" fo:text-indent="0cm" style:auto-text-indent="false"/>
      <style:text-properties fo:color="#355269" loext:opacity="100%" style:font-name="Arial" fo:font-size="11pt" fo:font-style="normal" fo:font-weight="bold" officeooo:rsid="00906747" officeooo:paragraph-rsid="009c7b76" style:font-size-asian="9.60000038146973pt" style:font-style-asian="normal" style:font-weight-asian="bold" style:font-size-complex="11pt" style:font-style-complex="normal" style:font-weight-complex="bold"/>
    </style:style>
    <style:style style:name="P35" style:family="paragraph" style:parent-style-name="puce_5f_perso">
      <style:paragraph-properties fo:margin-top="0.101cm" fo:margin-bottom="0.199cm" style:contextual-spacing="false"/>
      <style:text-properties officeooo:paragraph-rsid="009c7b76" style:text-scale="90%"/>
    </style:style>
    <style:style style:name="P36" style:family="paragraph" style:parent-style-name="Text_20_body" style:list-style-name="L1">
      <style:paragraph-properties fo:margin-top="0.4cm" fo:margin-bottom="0cm" style:contextual-spacing="false"/>
      <style:text-properties fo:color="#355269" loext:opacity="100%" style:font-name="Arial" fo:font-size="11pt" officeooo:rsid="004e16ef" officeooo:paragraph-rsid="009c7b76" style:font-size-asian="9.60000038146973pt" style:font-size-complex="11pt"/>
    </style:style>
    <style:style style:name="P37" style:family="paragraph" style:parent-style-name="Text_20_body" style:list-style-name="L1">
      <style:paragraph-properties fo:margin-top="0cm" fo:margin-bottom="0cm" style:contextual-spacing="false"/>
      <style:text-properties fo:color="#355269" loext:opacity="100%" style:font-name="Arial" fo:font-size="11pt" officeooo:rsid="004e16ef" officeooo:paragraph-rsid="009c7b76" style:font-size-asian="9.60000038146973pt" style:font-size-complex="11pt"/>
    </style:style>
    <style:style style:name="P38" style:family="paragraph" style:parent-style-name="puce_5f_perso">
      <style:paragraph-properties fo:margin-top="0.101cm" fo:margin-bottom="0.199cm" style:contextual-spacing="false" fo:text-align="end" style:justify-single-word="false"/>
      <style:text-properties officeooo:paragraph-rsid="009c7b76"/>
    </style:style>
    <style:style style:name="P39" style:family="paragraph" style:parent-style-name="Standard">
      <style:paragraph-properties fo:margin-top="0.499cm" fo:margin-bottom="0.499cm" style:contextual-spacing="false" fo:padding="0cm" fo:border="none" style:join-border="false"/>
      <style:text-properties fo:text-transform="uppercase" fo:color="#355269" loext:opacity="100%" style:font-name="Arial" fo:font-size="12pt" fo:font-weight="bold" officeooo:rsid="0006101b" officeooo:paragraph-rsid="004e16ef" style:font-size-asian="12pt" style:font-weight-asian="bold" style:font-size-complex="12pt" style:font-weight-complex="bold"/>
    </style:style>
    <style:style style:name="P40"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0ab35" style:font-size-asian="10pt" style:font-weight-asian="bold" style:font-size-complex="10pt" style:font-weight-complex="bold"/>
    </style:style>
    <style:style style:name="P41"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2a259" style:font-size-asian="9.60000038146973pt" style:font-style-asian="italic" style:font-size-complex="11pt" style:font-style-complex="italic"/>
    </style:style>
    <style:style style:name="P42" style:family="paragraph" style:parent-style-name="Table_20_Contents" style:list-style-name="L2">
      <style:text-properties fo:color="#355269" loext:opacity="100%" style:font-name="Arial" fo:font-size="11pt" officeooo:paragraph-rsid="0032a259" style:font-size-asian="9.60000038146973pt" style:font-size-complex="11pt"/>
    </style:style>
    <style:style style:name="P43" style:family="paragraph" style:parent-style-name="Table_20_Contents" style:list-style-name="L2">
      <style:text-properties fo:color="#355269" loext:opacity="100%" style:font-name="Arial" fo:font-size="11pt" officeooo:rsid="0048c894" officeooo:paragraph-rsid="0048c894" style:font-size-asian="9.60000038146973pt" style:font-size-complex="11pt"/>
    </style:style>
    <style:style style:name="P44" style:family="paragraph" style:parent-style-name="puce_5f_perso" style:list-style-name="L2"/>
    <style:style style:name="P45"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35051" style:font-size-asian="10pt" style:font-weight-asian="bold" style:font-size-complex="10pt" style:font-weight-complex="bold"/>
    </style:style>
    <style:style style:name="P46"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35051" style:font-size-asian="9.60000038146973pt" style:font-style-asian="italic" style:font-size-complex="11pt" style:font-style-complex="italic"/>
    </style:style>
    <style:style style:name="P47" style:family="paragraph" style:parent-style-name="Table_20_Contents" style:list-style-name="L3">
      <style:text-properties fo:color="#355269" loext:opacity="100%" style:font-name="Arial" fo:font-size="11pt" officeooo:paragraph-rsid="00335051" style:font-size-asian="9.60000038146973pt" style:font-size-complex="11pt"/>
    </style:style>
    <style:style style:name="P48"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8d241" style:font-size-asian="9.60000038146973pt" style:font-style-asian="italic" style:font-size-complex="11pt" style:font-style-complex="italic"/>
    </style:style>
    <style:style style:name="P49" style:family="paragraph" style:parent-style-name="Table_20_Contents" style:list-style-name="L3">
      <style:text-properties fo:color="#355269" loext:opacity="100%" style:font-name="Arial" fo:font-size="11pt" officeooo:paragraph-rsid="0062b9ee" style:font-size-asian="9.60000038146973pt" style:font-size-complex="11pt"/>
    </style:style>
    <style:style style:name="P50"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9bbb3" style:font-size-asian="10pt" style:font-weight-asian="bold" style:font-size-complex="10pt" style:font-weight-complex="bold"/>
    </style:style>
    <style:style style:name="P51"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9bbb3" style:font-size-asian="9.60000038146973pt" style:font-style-asian="italic" style:font-size-complex="11pt" style:font-style-complex="italic"/>
    </style:style>
    <style:style style:name="P52" style:family="paragraph" style:parent-style-name="Table_20_Contents" style:list-style-name="L4">
      <style:paragraph-properties fo:margin-top="0cm" fo:margin-bottom="0cm" style:contextual-spacing="false"/>
      <style:text-properties fo:color="#355269" loext:opacity="100%" style:font-name="Arial" fo:font-size="11pt" fo:font-style="normal" officeooo:paragraph-rsid="0039bbb3" style:font-size-asian="9.60000038146973pt" style:font-style-asian="normal" style:font-size-complex="11pt" style:font-style-complex="normal"/>
    </style:style>
    <style:style style:name="P53" style:family="paragraph" style:parent-style-name="Table_20_Contents" style:list-style-name="L4">
      <style:paragraph-properties fo:margin-top="0cm" fo:margin-bottom="0cm" style:contextual-spacing="false"/>
      <style:text-properties fo:color="#355269" loext:opacity="100%" style:font-name="Arial" fo:font-size="11pt" fo:font-style="normal" officeooo:paragraph-rsid="003b3ea0" style:font-size-asian="9.60000038146973pt" style:font-style-asian="normal" style:font-size-complex="11pt" style:font-style-complex="normal"/>
    </style:style>
    <style:style style:name="P54"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b9698" style:font-size-asian="10pt" style:font-weight-asian="bold" style:font-size-complex="10pt" style:font-weight-complex="bold"/>
    </style:style>
    <style:style style:name="P55"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b9698" style:font-size-asian="9.60000038146973pt" style:font-style-asian="italic" style:font-size-complex="11pt" style:font-style-complex="italic"/>
    </style:style>
    <style:style style:name="P56" style:family="paragraph" style:parent-style-name="puce_5f_perso" style:list-style-name="L5"/>
    <style:style style:name="P57" style:family="paragraph" style:parent-style-name="Table_20_Contents" style:list-style-name="L5">
      <style:paragraph-properties fo:margin-top="0cm" fo:margin-bottom="0cm" style:contextual-spacing="false"/>
      <style:text-properties fo:color="#355269" loext:opacity="100%" style:font-name="Arial" fo:font-size="11pt" fo:font-style="normal" officeooo:paragraph-rsid="003b9698" style:font-size-asian="9.60000038146973pt" style:font-style-asian="normal" style:font-size-complex="11pt" style:font-style-complex="normal"/>
    </style:style>
    <style:style style:name="P58"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d3993" style:font-size-asian="10pt" style:font-weight-asian="bold" style:font-size-complex="10pt" style:font-weight-complex="bold"/>
    </style:style>
    <style:style style:name="P59" style:family="paragraph" style:parent-style-name="Table_20_Contents">
      <style:paragraph-properties fo:margin-left="0.499cm" fo:margin-right="0cm" fo:margin-top="0cm" fo:margin-bottom="0.3cm" style:contextual-spacing="false" fo:text-indent="0cm" style:auto-text-indent="false"/>
      <style:text-properties fo:font-variant="normal" fo:text-transform="none" fo:color="#355269" loext:opacity="100%" style:font-name="Arial" fo:font-size="11pt" fo:font-style="italic" officeooo:paragraph-rsid="003d3993" style:font-size-asian="9.60000038146973pt" style:font-style-asian="italic" style:font-size-complex="11pt" style:font-style-complex="italic"/>
    </style:style>
    <style:style style:name="P60" style:family="paragraph" style:parent-style-name="Table_20_Contents" style:list-style-name="L5">
      <style:paragraph-properties fo:margin-top="0cm" fo:margin-bottom="0cm" style:contextual-spacing="false"/>
      <style:text-properties fo:font-variant="normal" fo:text-transform="none" fo:color="#355269" loext:opacity="100%" style:font-name="Arial" fo:font-size="11pt" fo:font-style="normal" officeooo:paragraph-rsid="003d3993" style:font-size-asian="9.60000038146973pt" style:font-style-asian="normal" style:font-size-complex="11pt" style:font-style-complex="normal"/>
    </style:style>
    <style:style style:name="P61" style:family="paragraph" style:parent-style-name="Text_20_body" style:list-style-name="L5">
      <style:paragraph-properties fo:margin-top="0cm" fo:margin-bottom="0cm" style:contextual-spacing="false"/>
      <style:text-properties fo:font-variant="normal" fo:text-transform="none" fo:color="#355269" loext:opacity="100%" style:font-name="Arial" fo:font-size="11pt" fo:font-style="normal" officeooo:paragraph-rsid="003d3993" style:font-size-asian="9.60000038146973pt" style:font-style-asian="normal" style:font-size-complex="11pt" style:font-style-complex="normal"/>
    </style:style>
    <style:style style:name="P62"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f18bd" style:font-size-asian="10pt" style:font-weight-asian="bold" style:font-size-complex="10pt" style:font-weight-complex="bold"/>
    </style:style>
    <style:style style:name="P63"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f18bd" style:font-size-asian="9.60000038146973pt" style:font-style-asian="italic" style:font-size-complex="11pt" style:font-style-complex="italic"/>
    </style:style>
    <style:style style:name="P64" style:family="paragraph" style:parent-style-name="Table_20_Contents" style:list-style-name="L2">
      <style:text-properties fo:color="#355269" loext:opacity="100%" style:font-name="Arial" fo:font-size="11pt" officeooo:paragraph-rsid="003f18bd" style:font-size-asian="9.60000038146973pt" style:font-size-complex="11pt"/>
    </style:style>
    <style:style style:name="P65" style:family="paragraph" style:parent-style-name="Text_20_body" style:list-style-name="L2">
      <style:text-properties fo:color="#355269" loext:opacity="100%" style:font-name="Arial" fo:font-size="11pt" officeooo:paragraph-rsid="003f18bd" style:font-size-asian="9.60000038146973pt" style:font-size-complex="11pt"/>
    </style:style>
    <style:style style:name="P66" style:family="paragraph" style:parent-style-name="Table_20_Contents" style:list-style-name="L6">
      <style:text-properties fo:color="#355269" loext:opacity="100%" style:font-name="Arial" fo:font-size="11pt" officeooo:paragraph-rsid="003f18bd" style:font-size-asian="9.60000038146973pt" style:font-size-complex="11pt"/>
    </style:style>
    <style:style style:name="P67" style:family="paragraph" style:parent-style-name="Preformatted_20_Text">
      <style:paragraph-properties fo:margin-top="1cm" fo:margin-bottom="0.199cm" style:contextual-spacing="false"/>
      <style:text-properties fo:text-transform="uppercase" fo:color="#355269" loext:opacity="100%" style:font-name="Arial" fo:font-size="12pt" fo:font-weight="bold" officeooo:rsid="0043f845" officeooo:paragraph-rsid="0043f845" style:font-size-asian="12pt" style:font-weight-asian="bold" style:font-size-complex="12pt" style:font-weight-complex="bold"/>
    </style:style>
    <style:style style:name="P68" style:family="paragraph" style:parent-style-name="Preformatted_20_Text">
      <style:paragraph-properties fo:margin-top="0.199cm" fo:margin-bottom="0.499cm" style:contextual-spacing="false" fo:padding="0cm" fo:border="none" style:join-border="false"/>
      <style:text-properties fo:font-variant="normal" fo:text-transform="none" fo:color="#355269" loext:opacity="100%" style:font-name="Arial" fo:font-size="11pt" fo:font-weight="normal" officeooo:rsid="0043f845" officeooo:paragraph-rsid="0043f845" style:font-size-asian="9.60000038146973pt" style:font-weight-asian="normal" style:font-size-complex="11pt" style:font-weight-complex="normal"/>
    </style:style>
    <style:style style:name="P69" style:family="paragraph" style:parent-style-name="Preformatted_20_Text" style:list-style-name="L7">
      <style:paragraph-properties fo:margin-top="0cm" fo:margin-bottom="0.199cm" style:contextual-spacing="false" fo:padding="0cm" fo:border="none" style:join-border="false"/>
      <style:text-properties fo:font-variant="normal" fo:text-transform="none" fo:color="#355269" loext:opacity="100%" style:font-name="Arial" fo:font-size="11pt" fo:font-weight="normal" officeooo:rsid="0043f845" officeooo:paragraph-rsid="0043f845" style:font-size-asian="9.60000038146973pt" style:font-weight-asian="normal" style:font-size-complex="11pt" style:font-weight-complex="normal"/>
    </style:style>
    <style:style style:name="P70" style:family="paragraph" style:parent-style-name="Preformatted_20_Text">
      <style:paragraph-properties fo:margin-top="0.199cm" fo:margin-bottom="0.499cm" style:contextual-spacing="false" fo:padding="0cm" fo:border="none" style:join-border="false"/>
      <style:text-properties fo:font-variant="normal" fo:text-transform="none" fo:color="#355269" loext:opacity="100%" style:font-name="Arial" fo:font-size="11pt" fo:font-style="italic" fo:font-weight="normal" officeooo:rsid="0043f845" officeooo:paragraph-rsid="0043f845" style:font-size-asian="9.60000038146973pt" style:font-style-asian="italic" style:font-weight-asian="normal" style:font-size-complex="11pt" style:font-style-complex="italic" style:font-weight-complex="normal"/>
    </style:style>
    <style:style style:name="P71" style:family="paragraph" style:parent-style-name="Standard">
      <style:paragraph-properties fo:margin-top="0.499cm" fo:margin-bottom="0.199cm" style:contextual-spacing="false"/>
      <style:text-properties fo:text-transform="uppercase" fo:color="#355269" loext:opacity="100%" style:font-name="Arial" fo:font-size="12pt" fo:font-weight="bold" officeooo:rsid="0043f845" officeooo:paragraph-rsid="00aa348e" style:font-size-asian="12pt" style:font-weight-asian="bold" style:font-size-complex="12pt" style:font-weight-complex="bold"/>
    </style:style>
    <style:style style:name="P72" style:family="paragraph" style:parent-style-name="Standard">
      <style:paragraph-properties fo:margin-top="0.199cm" fo:margin-bottom="0.499cm" style:contextual-spacing="false" fo:padding="0cm" fo:border="none" style:join-border="false"/>
      <style:text-properties fo:font-variant="normal" fo:text-transform="none" fo:color="#355269" loext:opacity="100%" style:font-name="Arial" fo:font-size="11pt" fo:font-weight="normal" officeooo:rsid="0043f845" officeooo:paragraph-rsid="00aa348e" style:font-size-asian="9.60000038146973pt" style:font-weight-asian="normal" style:font-size-complex="11pt" style:font-weight-complex="normal"/>
    </style:style>
    <style:style style:name="T1" style:family="text">
      <style:text-properties officeooo:rsid="00890ae4"/>
    </style:style>
    <style:style style:name="T2" style:family="text">
      <style:text-properties fo:color="#355269" loext:opacity="100%" fo:language="zxx" fo:country="none" style:text-underline-style="solid" style:text-underline-width="auto" style:text-underline-color="#355269" style:language-asian="zxx" style:country-asian="none" style:language-complex="zxx" style:country-complex="none"/>
    </style:style>
    <style:style style:name="T3" style:family="text">
      <style:text-properties fo:color="#355269" loext:opacity="100%" style:text-underline-style="solid" style:text-underline-width="auto" style:text-underline-color="#355269"/>
    </style:style>
    <style:style style:name="T4" style:family="text">
      <style:text-properties fo:font-variant="normal" fo:text-transform="none" fo:color="#355269" loext:opacity="100%" style:font-name="Arial" fo:font-size="11pt" officeooo:rsid="0006101b" style:font-size-asian="9.60000038146973pt" style:font-size-complex="11pt"/>
    </style:style>
    <style:style style:name="T5" style:family="text">
      <style:text-properties fo:font-variant="normal" fo:text-transform="none" fo:color="#355269" loext:opacity="100%" style:font-name="Arial" fo:font-size="11pt" fo:font-weight="normal" officeooo:rsid="0006101b" style:font-size-asian="9.60000038146973pt" style:font-weight-asian="normal" style:font-size-complex="11pt" style:font-weight-complex="normal"/>
    </style:style>
    <style:style style:name="T6" style:family="text">
      <style:text-properties fo:font-variant="normal" fo:text-transform="none" fo:color="#355269" loext:opacity="100%" style:font-name="Arial" fo:font-size="11pt" fo:font-weight="bold" officeooo:rsid="0006101b" style:font-size-asian="9.60000038146973pt" style:font-weight-asian="bold" style:font-size-complex="11pt" style:font-weight-complex="bold"/>
    </style:style>
    <style:style style:name="T7" style:family="text">
      <style:text-properties fo:font-variant="normal" fo:text-transform="none" fo:color="#355269" loext:opacity="100%" fo:font-family="'DejaVu Sans'" style:font-family-generic="swiss" fo:font-size="11pt" fo:font-style="normal" fo:font-weight="normal" officeooo:rsid="00acc804" style:font-family-asian="'DejaVu Sans'" style:font-family-generic-asian="swiss" style:font-size-asian="9.60000038146973pt" style:font-style-asian="normal" style:font-weight-asian="normal" style:font-family-complex="'DejaVu Sans'" style:font-family-generic-complex="swiss" style:font-size-complex="11pt" style:font-style-complex="normal" style:font-weight-complex="normal"/>
    </style:style>
    <style:style style:name="T8" style:family="text">
      <style:text-properties fo:font-variant="normal" fo:text-transform="none" fo:color="#355269" loext:opacity="100%" style:font-name="Arial" fo:font-size="11pt" fo:font-style="italic" fo:font-weight="normal" officeooo:rsid="0006101b" style:font-size-asian="9.60000038146973pt" style:font-style-asian="italic" style:font-weight-asian="normal" style:font-size-complex="11pt" style:font-style-complex="italic" style:font-weight-complex="normal"/>
    </style:style>
    <style:style style:name="T9" style:family="text">
      <style:text-properties officeooo:rsid="005719ab"/>
    </style:style>
    <style:style style:name="T10" style:family="text">
      <style:text-properties officeooo:rsid="0081f44a"/>
    </style:style>
    <style:style style:name="T11" style:family="text">
      <style:text-properties officeooo:rsid="0080bc67"/>
    </style:style>
    <style:style style:name="T12" style:family="text">
      <style:text-properties officeooo:rsid="006adab1"/>
    </style:style>
    <style:style style:name="T13" style:family="text">
      <style:text-properties officeooo:rsid="006e08c4"/>
    </style:style>
    <style:style style:name="T14" style:family="text">
      <style:text-properties officeooo:rsid="006696a3"/>
    </style:style>
    <style:style style:name="T15" style:family="text">
      <style:text-properties fo:font-weight="bold" officeooo:rsid="007371ac" style:font-weight-asian="bold" style:font-weight-complex="bold"/>
    </style:style>
    <style:style style:name="T16" style:family="text">
      <style:text-properties officeooo:rsid="0072c587"/>
    </style:style>
    <style:style style:name="T17" style:family="text">
      <style:text-properties officeooo:rsid="0063d634"/>
    </style:style>
    <style:style style:name="T18" style:family="text">
      <style:text-properties fo:color="#355269" loext:opacity="100%" style:font-name="Arial" fo:font-size="11pt" style:font-size-asian="9.60000038146973pt" style:font-size-complex="11pt"/>
    </style:style>
    <style:style style:name="T19" style:family="text">
      <style:text-properties fo:color="#355269" loext:opacity="100%" style:font-name="Arial" fo:font-size="11pt" officeooo:rsid="0056f4fb" style:font-size-asian="9.60000038146973pt" style:font-size-complex="11pt"/>
    </style:style>
    <style:style style:name="T20" style:family="text">
      <style:text-properties fo:color="#355269" loext:opacity="100%" style:font-name="Arial" fo:font-size="11pt" officeooo:rsid="006696a3" style:font-size-asian="9.60000038146973pt" style:font-size-complex="11pt"/>
    </style:style>
    <style:style style:name="T21" style:family="text">
      <style:text-properties fo:color="#355269" loext:opacity="100%" style:font-name="Arial" fo:font-size="11pt" fo:font-weight="normal" officeooo:rsid="006696a3" style:font-size-asian="9.60000038146973pt" style:font-weight-asian="normal" style:font-size-complex="11pt" style:font-weight-complex="normal"/>
    </style:style>
    <style:style style:name="T22" style:family="text">
      <style:text-properties fo:color="#355269" loext:opacity="100%" style:font-name="Arial" fo:font-size="11pt" fo:font-weight="normal" style:font-size-asian="9.60000038146973pt" style:font-weight-asian="normal" style:font-size-complex="11pt" style:font-weight-complex="normal"/>
    </style:style>
    <style:style style:name="T23" style:family="text">
      <style:text-properties officeooo:rsid="00686326"/>
    </style:style>
    <style:style style:name="T24" style:family="text">
      <style:text-properties fo:font-weight="normal" officeooo:rsid="009ea616" style:font-weight-asian="normal" style:font-weight-complex="normal"/>
    </style:style>
    <style:style style:name="T25" style:family="text">
      <style:text-properties fo:font-weight="normal" officeooo:rsid="00947e29" style:font-weight-asian="normal" style:font-weight-complex="normal"/>
    </style:style>
    <style:style style:name="T26" style:family="text">
      <style:text-properties fo:font-weight="normal" style:font-weight-asian="normal" style:font-weight-complex="normal"/>
    </style:style>
    <style:style style:name="T27" style:family="text">
      <style:text-properties officeooo:rsid="0090920a"/>
    </style:style>
    <style:style style:name="T28" style:family="text">
      <style:text-properties fo:color="#355269" loext:opacity="100%" style:font-name="Arial" fo:font-size="11pt" fo:language="zxx" fo:country="none" style:text-underline-style="solid" style:text-underline-width="auto" style:text-underline-color="#355269" style:font-size-asian="9.60000038146973pt" style:language-asian="zxx" style:country-asian="none" style:font-weight-asian="normal" style:font-size-complex="11pt" style:language-complex="zxx" style:country-complex="none"/>
    </style:style>
    <style:style style:name="T29" style:family="text">
      <style:text-properties fo:color="#355269" loext:opacity="100%" style:font-name="Arial" fo:font-size="11pt" fo:language="zxx" fo:country="none" style:text-underline-style="solid" style:text-underline-width="auto" style:text-underline-color="#355269" officeooo:rsid="004e16ef" style:font-size-asian="9.60000038146973pt" style:language-asian="zxx" style:country-asian="none" style:font-weight-asian="normal" style:font-size-complex="11pt" style:language-complex="zxx" style:country-complex="none"/>
    </style:style>
    <style:style style:name="T30" style:family="text">
      <style:text-properties officeooo:rsid="00947e29"/>
    </style:style>
    <style:style style:name="T31" style:family="text">
      <style:text-properties officeooo:rsid="0095c9d3"/>
    </style:style>
    <style:style style:name="T32" style:family="text">
      <style:text-properties fo:font-weight="bold" style:font-weight-asian="bold" style:font-weight-complex="bold"/>
    </style:style>
    <style:style style:name="T33" style:family="text">
      <style:text-properties officeooo:rsid="00afafee"/>
    </style:style>
    <style:style style:name="T34" style:family="text">
      <style:text-properties style:text-scale="100%"/>
    </style:style>
    <style:style style:name="T35" style:family="text">
      <style:text-properties officeooo:rsid="00a67bce"/>
    </style:style>
    <style:style style:name="T36" style:family="text">
      <style:text-properties officeooo:rsid="00ae6e8a"/>
    </style:style>
    <style:style style:name="T37" style:family="text">
      <style:text-properties officeooo:rsid="009ea616"/>
    </style:style>
    <style:style style:name="T38" style:family="text">
      <style:text-properties officeooo:rsid="0048c894"/>
    </style:style>
    <style:style style:name="T39" style:family="text">
      <style:text-properties officeooo:rsid="00473838"/>
    </style:style>
    <style:style style:name="T40" style:family="text">
      <style:text-properties officeooo:rsid="0060c771"/>
    </style:style>
    <style:style style:name="T41" style:family="text">
      <style:text-properties fo:color="#355269" loext:opacity="100%" style:font-name="Arial" fo:font-size="11pt" officeooo:rsid="0048c894" style:font-size-asian="9.60000038146973pt" style:font-size-complex="11pt"/>
    </style:style>
    <style:style style:name="T42" style:family="text">
      <style:text-properties fo:letter-spacing="-0.014cm" style:font-weight-complex="600"/>
    </style:style>
    <style:style style:name="T43" style:family="text">
      <style:text-properties fo:letter-spacing="-0.014cm" officeooo:rsid="00335051" style:font-weight-complex="600"/>
    </style:style>
    <style:style style:name="T44" style:family="text">
      <style:text-properties officeooo:rsid="00335051"/>
    </style:style>
    <style:style style:name="T45" style:family="text">
      <style:text-properties officeooo:rsid="0039bbb3"/>
    </style:style>
    <style:style style:name="T46" style:family="text">
      <style:text-properties officeooo:rsid="00597a69"/>
    </style:style>
    <style:style style:name="T47" style:family="text">
      <style:text-properties officeooo:rsid="003d3993"/>
    </style:style>
    <style:style style:name="T48" style:family="text">
      <style:text-properties officeooo:rsid="005c6b2d"/>
    </style:style>
    <style:style style:name="T49" style:family="text">
      <style:text-properties fo:font-weight="bold" officeooo:rsid="005c6b2d" style:font-weight-asian="bold" style:font-weight-complex="bold"/>
    </style:style>
    <style:style style:name="T50" style:family="text">
      <style:text-properties fo:font-weight="bold" officeooo:rsid="005b57ed" style:font-weight-asian="bold" style:font-weight-complex="bold"/>
    </style:style>
    <style:style style:name="T51" style:family="text">
      <style:text-properties fo:font-weight="bold" officeooo:rsid="005bafbe" style:font-weight-asian="bold" style:font-weight-complex="bold"/>
    </style:style>
    <style:style style:name="T52" style:family="text">
      <style:text-properties fo:font-weight="bold" officeooo:rsid="0065b9e2" style:font-weight-asian="bold" style:font-weight-complex="bold"/>
    </style:style>
    <style:style style:name="T53" style:family="text">
      <style:text-properties officeooo:rsid="003f18bd"/>
    </style:style>
    <style:style style:name="T54" style:family="text">
      <style:text-properties officeooo:rsid="00aa348e"/>
    </style:style>
    <style:style style:name="T55" style:family="text">
      <style:text-properties fo:font-weight="bold" officeooo:rsid="00aa348e"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table-cell table:style-name="Tableau1.A1" office:value-type="string">
            <text:p text:style-name="P1">RENAUD BOURDEAU</text:p>
            <text:p text:style-name="P2">Expert développement <text:span text:style-name="T1">solutions</text:span> web – Spécialisé en</text:p>
            <text:p text:style-name="P2">JavaScript/Typescript, Python</text:p>
          </table:table-cell>
          <table:table-cell table:style-name="Tableau1.B1" office:value-type="string">
            <text:p text:style-name="P3"><text:a xlink:type="simple" xlink:href="mailto:renaudbourdeau@gmail.com" text:style-name="Internet_20_link" text:visited-style-name="Visited_20_Internet_20_Link"><text:span text:style-name="T2">renaudbourdeau@gmail.com</text:span></text:a></text:p>
            <text:p text:style-name="P4">+33 603 617 839</text:p>
            <text:p text:style-name="P3"><text:a xlink:type="simple" xlink:href="http://rb-webstudio.go.yj.fr/" text:style-name="Internet_20_link" text:visited-style-name="Visited_20_Internet_20_Link"><text:span text:style-name="T3">http://rb-webstudio.go.yj.fr</text:span></text:a></text:p>
            <text:p text:style-name="P5">https://github.com/niux3</text:p>
          </table:table-cell>
        </table:table-row>
      </table:table>
      <text:p text:style-name="P6">Résumé professionnel</text:p>
      <text:p text:style-name="P7"><text:span text:style-name="Strong_20_Emphasis"><text:span text:style-name="T4">Tech lead développeur</text:span></text:span><text:span text:style-name="Strong_20_Emphasis"><text:span text:style-name="T5"> avec plus de </text:span></text:span><text:span text:style-name="Strong_20_Emphasis"><text:span text:style-name="T6">15 ans</text:span></text:span><text:span text:style-name="Strong_20_Emphasis"><text:span text:style-name="T5"> d'expérience, </text:span></text:span><text:span text:style-name="Strong_20_Emphasis"><text:span text:style-name="T4">récompensé à plusieurs reprises (Top Com d'Or)</text:span></text:span><text:span text:style-name="Strong_20_Emphasis"><text:span text:style-name="T5"> pour des projets haute-visibilité (Renault, Peugeot, Leroy Merlin, Areva) </text:span></text:span><text:span text:style-name="Emphasis"><text:span text:style-name="T7">➜</text:span></text:span><text:span text:style-name="Strong_20_Emphasis"><text:span text:style-name="T5"> </text:span></text:span><text:span text:style-name="Strong_20_Emphasis"><text:span text:style-name="T8">Voir détails en fin de CV</text:span></text:span><text:span text:style-name="Strong_20_Emphasis"><text:span text:style-name="T5">. Spécialisé en développement front-end et back-end, notamment en Python (</text:span></text:span><text:span text:style-name="Strong_20_Emphasis"><text:span text:style-name="T6">10 ans</text:span></text:span><text:span text:style-name="Strong_20_Emphasis"><text:span text:style-name="T5">) et JavaScript (</text:span></text:span><text:span text:style-name="Strong_20_Emphasis"><text:span text:style-name="T6">17 ans</text:span></text:span><text:span text:style-name="Strong_20_Emphasis"><text:span text:style-name="T5">). Sensible aux enjeux de sécurité (OWASP), de performance web, d'accessibilité et de SEO, je conçois des solutions robustes, performantes et maintenables. Apprécié pour mon esprit collaboratif et mon sens des responsabilités, je m'attache à faire évoluer les pratiques tout en garantissant un haut niveau de qualité technique.</text:span></text:span></text:p>
      <text:p text:style-name="P8">Compétences clefs</text:p>
      <table:table table:name="Tableau2" table:style-name="Tableau2">
        <table:table-column table:style-name="Tableau2.A"/>
        <table:table-column table:style-name="Tableau2.B"/>
        <table:table-row table:style-name="Tableau2.1">
          <table:table-cell table:style-name="Tableau2.A1" office:value-type="string">
            <text:p text:style-name="P9">Langages</text:p>
          </table:table-cell>
          <table:table-cell table:style-name="Tableau2.B1" office:value-type="string">
            <text:p text:style-name="P10">Python, SQL, JavaScript/TypeScript, HTML, CSS, UML + expérience passée sur PHP</text:p>
          </table:table-cell>
        </table:table-row>
        <table:table-row>
          <table:table-cell table:style-name="Tableau2.A2" office:value-type="string">
            <text:p text:style-name="P11">Backend - <text:span text:style-name="T9">frontend</text:span></text:p>
          </table:table-cell>
          <table:table-cell table:style-name="Tableau2.B2" office:value-type="string">
            <text:p text:style-name="P12">Django <text:span text:style-name="T10">&amp; </text:span><text:span text:style-name="T11">DRF</text:span>, Flask (Flask-REST, Flask-SQLAlchemy, <text:span text:style-name="T12">etc.</text:span>), FastAPI, SQLAlchemy, <text:span text:style-name="T11">Celery, </text:span>Pandas, NumPy<text:span text:style-name="T9">, </text:span><text:span text:style-name="T13">Matplotlib, </text:span><text:span text:style-name="T9">NodeJS</text:span>, <text:span text:style-name="T9">Svelte/</text:span><text:span text:style-name="T14">Sveltekit</text:span><text:span text:style-name="T9">, VueJS, React, Express</text:span></text:p>
          </table:table-cell>
        </table:table-row>
        <table:table-row>
          <table:table-cell table:style-name="Tableau2.A3" office:value-type="string">
            <text:p text:style-name="P11">Bases de données</text:p>
          </table:table-cell>
          <table:table-cell table:style-name="Tableau2.B3" office:value-type="string">
            <text:p text:style-name="P13">PostgreSQL, MySQL, <text:span text:style-name="T13">SQLite, </text:span>MongoDB, <text:span text:style-name="T11">Redis</text:span></text:p>
          </table:table-cell>
        </table:table-row>
        <table:table-row>
          <table:table-cell table:style-name="Tableau2.A4" office:value-type="string">
            <text:p text:style-name="P11"><text:span text:style-name="Strong_20_Emphasis"><text:span text:style-name="T15">Outils</text:span></text:span><text:span text:style-name="Strong_20_Emphasis"> de développement</text:span></text:p>
          </table:table-cell>
          <table:table-cell table:style-name="Tableau2.B4" office:value-type="string">
            <text:p text:style-name="P14">V<text:span text:style-name="T16">im</text:span> <text:span text:style-name="T13">&amp; Tmux</text:span>, PyCharm, Jupyter Notebook</text:p>
          </table:table-cell>
        </table:table-row>
        <table:table-row>
          <table:table-cell table:style-name="Tableau2.A5" office:value-type="string">
            <text:p text:style-name="P11">Tests &amp; Qualité</text:p>
          </table:table-cell>
          <table:table-cell table:style-name="Tableau2.B5" office:value-type="string">
            <text:p text:style-name="P15">Pytest, TOX, Flake8, Pylint, Jest, <text:span text:style-name="T17">ViteJS, </text:span><text:span text:style-name="T13">Webperf (TTF, CLS, LCP, INP)</text:span></text:p>
          </table:table-cell>
        </table:table-row>
        <table:table-row>
          <table:table-cell table:style-name="Tableau2.A6" office:value-type="string">
            <text:p text:style-name="P11">DevOps &amp; Environnements</text:p>
          </table:table-cell>
          <table:table-cell table:style-name="Tableau2.B6" office:value-type="string">
            <text:p text:style-name="P14">Docker, GNU/Linux (OpenSUSE, Debian), CI/CD</text:p>
          </table:table-cell>
        </table:table-row>
        <table:table-row table:style-name="Tableau2.7">
          <table:table-cell table:style-name="Tableau2.A7" office:value-type="string">
            <text:p text:style-name="P11"><text:span text:style-name="Strong_20_Emphasis">Architecture &amp; Bonnes pratiques</text:span></text:p>
          </table:table-cell>
          <table:table-cell table:style-name="Tableau2.B7" office:value-type="string">
            <text:p text:style-name="P16"><text:span text:style-name="T18">POO, Design Patterns </text:span><text:span text:style-name="T19">(Observer, Factory, etc.)</text:span><text:span text:style-name="T18">, DRY, YAGNI, KISS, OWASP, </text:span><text:span text:style-name="T20">PWA, SEO, Accessibilité</text:span><text:span text:style-name="T18">. </text:span><text:span text:style-name="T21">F</text:span><text:span text:style-name="Strong_20_Emphasis"><text:span text:style-name="T22">ormes normales</text:span></text:span><text:span text:style-name="T22"> </text:span><text:span text:style-name="T18">pour garantir l'intégrité et l'optimisation des données.</text:span></text:p>
          </table:table-cell>
        </table:table-row>
        <table:table-row table:style-name="Tableau2.8">
          <table:table-cell table:style-name="Tableau2.A8" office:value-type="string">
            <text:p text:style-name="P17">Méthodologies</text:p>
          </table:table-cell>
          <table:table-cell table:style-name="Tableau2.B8" office:value-type="string">
            <text:p text:style-name="P14">Scrum, Safe, XP, Cycle en V, <text:span text:style-name="T23">Merise</text:span></text:p>
          </table:table-cell>
        </table:table-row>
      </table:table>
      <text:p text:style-name="P18"/>
      <text:p text:style-name="P19">Projets personnels</text:p>
      <text:p text:style-name="P20">Template Engine – Moteur de templates JavaScript orienté performance (Open Source)</text:p>
      <text:p text:style-name="P21">Conception et développement d’un moteur de templates JavaScript <text:span text:style-name="Strong_20_Emphasis">ciblé pour des environnements contraints</text:span>, avec un accent sur la <text:span text:style-name="Strong_20_Emphasis">performance, la sécurité et la maîtrise du bundle </text:span><text:span text:style-name="Strong_20_Emphasis"><text:span text:style-name="T24">(</text:span></text:span><text:span text:style-name="Strong_20_Emphasis"><text:span text:style-name="T25">≈</text:span></text:span><text:span text:style-name="Strong_20_Emphasis"><text:span text:style-name="T24">1 kio gzippé)</text:span></text:span>.</text:p>
      <text:list text:style-name="L1">
        <text:list-item>
          <text:p text:style-name="P22">Architecture <text:span text:style-name="Strong_20_Emphasis">modulaire par plugins</text:span> limitant le périmètre fonctionnel</text:p>
        </text:list-item>
        <text:list-item>
          <text:p text:style-name="P23">Cache de compilation avec stratégie <text:span text:style-name="Strong_20_Emphasis">LRU</text:span> pour optimiser le rendu</text:p>
        </text:list-item>
        <text:list-item>
          <text:p text:style-name="P23"><text:span text:style-name="Strong_20_Emphasis">Échappement HTML automatique</text:span> pour la prévention des XSS</text:p>
        </text:list-item>
        <text:list-item>
          <text:p text:style-name="P23"><text:span text:style-name="Strong_20_Emphasis">Package npm open-source </text:span><text:span text:style-name="Strong_20_Emphasis"><text:span text:style-name="T26">publié et maintenu</text:span></text:span><text:span text:style-name="Strong_20_Emphasis"> (utilisé par des tiers)</text:span></text:p>
        </text:list-item>
        <text:list-item>
          <text:p text:style-name="P23"><text:span text:style-name="Strong_20_Emphasis">Analyse comparative guidant les choix techniques (Handlebars, EJS)</text:span></text:p>
        </text:list-item>
      </text:list>
      <text:p text:style-name="P24"><text:span text:style-name="T27">[ </text:span><text:a xlink:type="simple" xlink:href="https://www.npmjs.com/package/@niuxe/template-engine" text:style-name="Internet_20_link" text:visited-style-name="Visited_20_Internet_20_Link"><text:span text:style-name="T28">npm</text:span></text:a><text:span text:style-name="T27"> | </text:span><text:a xlink:type="simple" xlink:href="https://github.com/niux3/template-engine" text:style-name="Internet_20_link" text:visited-style-name="Visited_20_Internet_20_Link"><text:span text:style-name="T29">github</text:span></text:a><text:span text:style-name="T27"> ]</text:span></text:p>
      <text:p text:style-name="P25">Validator – Moteur de validation JavaScript configurable (Open Source)</text:p>
      <text:p text:style-name="P21">Développement d’un moteur de validation JavaScript <text:span text:style-name="Strong_20_Emphasis">conçu pour centraliser les règles métier</text:span> et gérer des <text:span text:style-name="Strong_20_Emphasis">formulaires dynamiques</text:span>, indépendamment des frameworks <text:span text:style-name="T30">(≈</text:span><text:span text:style-name="T31">6</text:span><text:span text:style-name="T30"> </text:span><text:span text:style-name="T31">kio</text:span><text:span text:style-name="T30"> gzippé)</text:span>.</text:p>
      <text:list text:continue-numbering="true" text:style-name="L1">
        <text:list-item>
          <text:p text:style-name="P26">Système de règles <text:span text:style-name="T32">extensible</text:span> et configurable dynamiquement</text:p>
        </text:list-item>
        <text:list-item>
          <text:p text:style-name="P27">Gestion de <text:span text:style-name="Strong_20_Emphasis">champs et formulaires ajoutés / retirés à chaud</text:span></text:p>
        </text:list-item>
        <text:list-item>
          <text:p text:style-name="P27"><text:span text:style-name="T33">Centralisation</text:span> règles <text:span text:style-name="T33">métier </text:span>entre <text:span text:style-name="Strong_20_Emphasis">front-end et back-end </text:span><text:span text:style-name="Strong_20_Emphasis"><text:span text:style-name="T24">(configuration html et/ou JS)</text:span></text:span></text:p>
        </text:list-item>
        <text:list-item>
          <text:p text:style-name="P27">API publique documentée et maintenue</text:p>
        </text:list-item>
        <text:list-item>
          <text:p text:style-name="P27">Package npm open source</text:p>
        </text:list-item>
      </text:list>
      <text:p text:style-name="P28"><text:span text:style-name="T27">[ </text:span><text:a xlink:type="simple" xlink:href="https://www.npmjs.com/package/@niuxe/validator" text:style-name="Internet_20_link" text:visited-style-name="Visited_20_Internet_20_Link"><text:span text:style-name="T29">npm</text:span></text:a><text:span text:style-name="T27"> | </text:span><text:a xlink:type="simple" xlink:href="https://github.com/niux3/validator" text:style-name="Internet_20_link" text:visited-style-name="Visited_20_Internet_20_Link"><text:span text:style-name="T29">github</text:span></text:a><text:span text:style-name="T27"> ]</text:span></text:p>
      <text:p text:style-name="P29">Application web Django – Plateforme communautaire</text:p>
      <text:p text:style-name="P30">Développement d’une application web Django <text:span text:style-name="Strong_20_Emphasis">volontairement sobre</text:span>, reposant sur les <text:span text:style-name="Strong_20_Emphasis">Generic Class-Based Views</text:span> afin de privilégier la maintenabilité et la rapidité de livraison.</text:p>
      <text:list text:continue-numbering="true" text:style-name="L1">
        <text:list-item>
          <text:p text:style-name="P31">Utilisation avancée des <text:span text:style-name="Strong_20_Emphasis">vues génériques Django</text:span></text:p>
        </text:list-item>
        <text:list-item>
          <text:p text:style-name="P32">Modélisation relationnelle des contenus et interactions utilisateurs</text:p>
        </text:list-item>
        <text:list-item>
          <text:p text:style-name="P32">Gestion des préférences utilisateur (thème)</text:p>
        </text:list-item>
        <text:list-item>
          <text:p text:style-name="P32">Intégration de l’administration Django</text:p>
        </text:list-item>
      </text:list>
      <text:p text:style-name="P33"><text:span text:style-name="T27">[ </text:span><text:a xlink:type="simple" xlink:href="https://github.com/niux3/forum" text:style-name="Internet_20_link" text:visited-style-name="Visited_20_Internet_20_Link"><text:span text:style-name="T29">github</text:span></text:a><text:span text:style-name="T27"> ]</text:span></text:p>
      <text:p text:style-name="P34">Outil web utilitaire – Générateur de texte alternatif (Ipsum)</text:p>
      <text:p text:style-name="P35"><text:span text:style-name="T34">Conception d’un outil web simple et utilisable publiquement, </text:span><text:span text:style-name="Strong_20_Emphasis"><text:span text:style-name="T34">alternative fonctionnelle au Lorem Ipsum classique</text:span></text:span><text:span text:style-name="T34">, exposé via interface web et API.</text:span></text:p>
      <text:list text:continue-numbering="true" text:style-name="L1">
        <text:list-item>
          <text:p text:style-name="P36">Interface front-end réactive</text:p>
        </text:list-item>
        <text:list-item>
          <text:p text:style-name="P37"><text:span text:style-name="Strong_20_Emphasis"><text:span text:style-name="T26">API HTTP</text:span></text:span><text:span text:style-name="Strong_20_Emphasis"> </text:span><text:span text:style-name="Strong_20_Emphasis"><text:span text:style-name="T26">exposant le service en</text:span></text:span><text:span text:style-name="Strong_20_Emphasis"> JSON et text/plain</text:span></text:p>
        </text:list-item>
        <text:list-item>
          <text:p text:style-name="P37">Paramétrage du contenu généré <text:span text:style-name="T35">(cli ou via l’interface web)</text:span></text:p>
        </text:list-item>
        <text:list-item>
          <text:p text:style-name="P37">Déploiement d’un service public</text:p>
        </text:list-item>
      </text:list>
      <text:p text:style-name="P38"><text:span text:style-name="T27">[ </text:span><text:a xlink:type="simple" xlink:href="https://rb-webstudio.go.yj.fr/chuck-norris-ipsum/" text:style-name="Internet_20_link" text:visited-style-name="Visited_20_Internet_20_Link"><text:span text:style-name="T36">d</text:span><text:span text:style-name="T29">émo</text:span></text:a><text:span text:style-name="T37"> | </text:span><text:a xlink:type="simple" xlink:href="https://github.com/niux3/chuck-ipsum" text:style-name="Internet_20_link" text:visited-style-name="Visited_20_Internet_20_Link"><text:span text:style-name="T29">github</text:span></text:a><text:span text:style-name="T27"> ]</text:span></text:p>
      <text:p text:style-name="P39"><text:soft-page-break/>Expérience professionnelle</text:p>
      <table:table table:name="Tableau3" table:style-name="Tableau3">
        <table:table-column table:style-name="Tableau3.A"/>
        <table:table-column table:style-name="Tableau3.B"/>
        <table:table-row>
          <table:table-cell table:style-name="Tableau3.A1" office:value-type="string">
            <text:p text:style-name="P40">Formateur professionnel<text:line-break/>2024/<text:span text:style-name="T38">2025</text:span></text:p>
          </table:table-cell>
          <table:table-cell table:style-name="Tableau3.B1" office:value-type="string">
            <text:p text:style-name="P41"><text:span text:style-name="T32">IB Cegos / Eluv.fr</text:span> - Paris, Île-de-France - <text:span text:style-name="T39">freelance</text:span></text:p>
            <text:list xml:id="list2714785616" text:style-name="L2">
              <text:list-item>
                <text:p text:style-name="P42"><text:span text:style-name="Strong_20_Emphasis">Formation JavaScript</text:span> (3 jours) : Formation à des salariés <text:span text:style-name="T40">à </text:span>IB Cegos à Paris La Défense, mettant l’accent sur la <text:span text:style-name="Strong_20_Emphasis">programmation moderne</text:span>, la <text:span text:style-name="Strong_20_Emphasis">performance web</text:span>, et les <text:span text:style-name="Strong_20_Emphasis">bonnes pratiques</text:span> dans le développement d’applications.</text:p>
              </text:list-item>
              <text:list-item>
                <text:p text:style-name="P43"><text:span text:style-name="Strong_20_Emphasis">Formation Python</text:span> (5 jours) : Formation aux outils <text:span text:style-name="Strong_20_Emphasis">Python</text:span>, incluant des techniques de gestion de données, d’automatisation, et d’<text:span text:style-name="Strong_20_Emphasis">optimisation des processus</text:span>, adaptée à des professionnels en reconversion ou en amélioration de leurs compétences.</text:p>
              </text:list-item>
              <text:list-item>
                <text:p text:style-name="P44"><text:span text:style-name="T41">Dans ces formations, j'ai partagé mon expertise avec des équipes en entreprise, améliorant leur </text:span><text:span text:style-name="Strong_20_Emphasis"><text:span text:style-name="T41">productivité</text:span></text:span><text:span text:style-name="T41"> tout en promouvant des </text:span><text:span text:style-name="Strong_20_Emphasis"><text:span text:style-name="T41">pratiques de codage propres et efficaces</text:span></text:span><text:span text:style-name="T41">, avec des retours extrêmement positifs sur mes capacités pédagogiques.</text:span></text:p>
              </text:list-item>
              <text:list-item>
                <text:p text:style-name="P44"><text:span text:style-name="T41">Cette expérience a renforcé mes compétences en </text:span><text:span text:style-name="Strong_20_Emphasis"><text:span text:style-name="T41">communication technique</text:span></text:span><text:span text:style-name="T41">, en </text:span><text:span text:style-name="Strong_20_Emphasis"><text:span text:style-name="T41">adaptabilité</text:span></text:span><text:span text:style-name="T41"> à des publics variés et en </text:span><text:span text:style-name="Strong_20_Emphasis"><text:span text:style-name="T41">gestion de projets</text:span></text:span><text:span text:style-name="T41"> de formation.</text:span></text:p>
              </text:list-item>
            </text:list>
          </table:table-cell>
        </table:table-row>
        <table:table-row>
          <table:table-cell table:style-name="Tableau3.A2" office:value-type="string">
            <text:p text:style-name="P45"><text:span text:style-name="T42">Lead </text:span><text:span text:style-name="T43">d</text:span><text:span text:style-name="T42">éveloppeur </text:span><text:span text:style-name="T43">f</text:span><text:span text:style-name="T42">rontend</text:span><text:line-break/>202<text:span text:style-name="T44">3</text:span>/2024</text:p>
          </table:table-cell>
          <table:table-cell table:style-name="Tableau3.B2" office:value-type="string">
            <text:p text:style-name="P46"><text:span text:style-name="T32">Believe</text:span> - Saint-Ouen, Île-de-France - <text:span text:style-name="T39">freelance</text:span></text:p>
            <text:list text:style-name="L3">
              <text:list-item>
                <text:p text:style-name="P47"><text:span text:style-name="Strong_20_Emphasis">Refonte complète</text:span> du projet <text:span text:style-name="Strong_20_Emphasis">Easy Entry</text:span> (Smart Entry) en intégrant de nouvelles fonctionnalités et en optimisant la structure du frontend, en utilisant des technologies modernes pour améliorer la <text:span text:style-name="Strong_20_Emphasis">performance et la réactivité</text:span> des applications.</text:p>
              </text:list-item>
              <text:list-item>
                <text:p text:style-name="P47"><text:span text:style-name="Strong_20_Emphasis">Maintenance et évolution</text:span> du code : prise en charge de la gestion des bugs et des améliorations pour assurer une <text:span text:style-name="Strong_20_Emphasis">transition fluide avant la mise en production</text:span>.</text:p>
              </text:list-item>
              <text:list-item>
                <text:p text:style-name="P47">Développement d’un système de <text:span text:style-name="Strong_20_Emphasis">traduction backend</text:span> afin de faciliter l'internationalisation et de répondre aux besoins spécifiques du projet.</text:p>
              </text:list-item>
              <text:list-item>
                <text:p text:style-name="P47"><text:span text:style-name="Strong_20_Emphasis">POC SvelteKit et Svelte Router</text:span> : Réalisation d’un <text:span text:style-name="Strong_20_Emphasis">proof of concept</text:span> pour tester l'impact de Svelte sur les performances web et la réactivité du site, avec des résultats significatifs en termes de performance.</text:p>
              </text:list-item>
              <text:list-item>
                <text:p text:style-name="P47">Cette expérience m’a permis de renforcer mes compétences en <text:span text:style-name="Strong_20_Emphasis">architecture front-end</text:span>, gestion de projet, et performance web, tout en adoptant de nouvelles technologies pour offrir une expérience utilisateur optimale.</text:p>
              </text:list-item>
            </text:list>
          </table:table-cell>
        </table:table-row>
        <table:table-row>
          <table:table-cell table:style-name="Tableau3.A3" office:value-type="string">
            <text:p text:style-name="P45"><text:span text:style-name="T42">Développeur Back-End</text:span><text:line-break/>202<text:span text:style-name="T44">3</text:span></text:p>
          </table:table-cell>
          <table:table-cell table:style-name="Tableau3.B3" office:value-type="string">
            <text:p text:style-name="P48"><text:span text:style-name="T32">John Paul</text:span> - Paris, Île-de-France - <text:span text:style-name="T39">freelance</text:span></text:p>
            <text:list text:continue-numbering="true" text:style-name="L3">
              <text:list-item>
                <text:p text:style-name="P47"><text:span text:style-name="Strong_20_Emphasis">Développement et maintenance</text:span> d'une application Django Rest pour la <text:span text:style-name="Strong_20_Emphasis">conciergerie</text:span>, assurant la gestion des interactions utilisateurs avec des services personnalisés.</text:p>
              </text:list-item>
              <text:list-item>
                <text:p text:style-name="P47"><text:span text:style-name="Strong_20_Emphasis">Migration</text:span> et <text:span text:style-name="Strong_20_Emphasis">amélioration</text:span> des systèmes existants en <text:span text:style-name="Strong_20_Emphasis">Django</text:span> et <text:span text:style-name="Strong_20_Emphasis">DRF</text:span>, garantissant la pérennité du code et <text:soft-page-break/>l'optimisation des performances.</text:p>
              </text:list-item>
              <text:list-item>
                <text:p text:style-name="P47">Évolutions et ajout de nouvelles fonctionnalités pour l’application de saisie de contenu de la conciergerie, en intégrant de nouvelles exigences métier tout en maintenant une architecture propre et évolutive.</text:p>
              </text:list-item>
              <text:list-item>
                <text:p text:style-name="P47">Conception et mise en place d’un <text:span text:style-name="Strong_20_Emphasis">web service</text:span> point d’entrée pour plusieurs applications Python interconnectées à la conciergerie, permettant la synchronisation et la gestion des données entre systèmes.</text:p>
              </text:list-item>
              <text:list-item>
                <text:p text:style-name="P47"><text:span text:style-name="Strong_20_Emphasis">Mappage des données</text:span> et gestion des <text:span text:style-name="Strong_20_Emphasis">logs</text:span> pour assurer un suivi précis des opérations de CRUD, contribuant ainsi à l’optimisation de l’exploitation des applications.</text:p>
              </text:list-item>
            </text:list>
          </table:table-cell>
        </table:table-row>
        <table:table-row>
          <table:table-cell table:style-name="Tableau3.A4" office:value-type="string">
            <text:p text:style-name="P45"><text:span text:style-name="T42">Développeur Full Stack</text:span><text:line-break/>2022/2023</text:p>
          </table:table-cell>
          <table:table-cell table:style-name="Tableau3.B4" office:value-type="string">
            <text:p text:style-name="P48"><text:span text:style-name="T32">Maison de la Radio </text:span>- Paris, Île-de-France - <text:span text:style-name="T39">freelance</text:span></text:p>
            <text:list text:continue-numbering="true" text:style-name="L3">
              <text:list-item>
                <text:p text:style-name="P47"><text:span text:style-name="Strong_20_Emphasis">Refonte complète</text:span> du site <text:span text:style-name="Strong_20_Emphasis">radiofrance.fr</text:span> en adoptant une approche <text:span text:style-name="Strong_20_Emphasis">Full Stack</text:span>, assurant la modernisation et l'optimisation des performances du site.</text:p>
              </text:list-item>
              <text:list-item>
                <text:p text:style-name="P49"><text:span text:style-name="Strong_20_Emphasis">Conception et développement</text:span> des parties <text:span text:style-name="Strong_20_Emphasis">front-end</text:span> et <text:span text:style-name="Strong_20_Emphasis">back-end</text:span> pour une interface fluide et une gestion efficace des données, en veillant à la compatibilité multiplateforme.</text:p>
              </text:list-item>
              <text:list-item>
                <text:p text:style-name="P47">Mise en place de solutions <text:span text:style-name="Strong_20_Emphasis">scalables</text:span> et <text:span text:style-name="Strong_20_Emphasis">maintenables</text:span>, intégration avec des systèmes internes existants pour améliorer l’expérience utilisateur et les fonctionnalités du site.</text:p>
              </text:list-item>
              <text:list-item>
                <text:p text:style-name="P47">Collaboration étroite avec les équipes <text:span text:style-name="Strong_20_Emphasis">UI/UX</text:span> pour garantir une expérience utilisateur optimale.</text:p>
              </text:list-item>
            </text:list>
          </table:table-cell>
        </table:table-row>
        <table:table-row>
          <table:table-cell table:style-name="Tableau3.A5" office:value-type="string">
            <text:p text:style-name="P50"><text:span text:style-name="T42">Développeur Full Stack</text:span><text:line-break/>20<text:span text:style-name="T45">19</text:span>/202<text:span text:style-name="T45">2</text:span></text:p>
          </table:table-cell>
          <table:table-cell table:style-name="Tableau3.B5" office:value-type="string">
            <text:p text:style-name="P51"><text:span text:style-name="T32">Journal LePoint</text:span> - Paris, Île-de-France - <text:span text:style-name="T39">freelance</text:span></text:p>
            <text:list text:style-name="L4">
              <text:list-item>
                <text:p text:style-name="P52"><text:span text:style-name="Strong_20_Emphasis">Conception et développement</text:span> d'un <text:span text:style-name="Strong_20_Emphasis">générateur de palmarès dynamiques</text:span>, basé sur des <text:span text:style-name="Strong_20_Emphasis">modèles de données complexes</text:span>, exploitant des bases <text:span text:style-name="Strong_20_Emphasis">SQL (MySQL)</text:span> <text:span text:style-name="T46">et Excel </text:span>pour classer et analyser des données (égalité homme/femme, écoles de commerce, villes).</text:p>
              </text:list-item>
              <text:list-item>
                <text:p text:style-name="P52"><text:span text:style-name="Strong_20_Emphasis">Développement et maintenance</text:span> d’applications spécifiques pour les palmarès <text:span text:style-name="Strong_20_Emphasis">hôpitaux</text:span> et <text:span text:style-name="Strong_20_Emphasis">avocats</text:span>, incluant une <text:span text:style-name="Strong_20_Emphasis">application PyQT embarquée</text:span>.</text:p>
              </text:list-item>
              <text:list-item>
                <text:p text:style-name="P52"><text:span text:style-name="Strong_20_Emphasis">Optimisation des performances backend</text:span> et <text:span text:style-name="Strong_20_Emphasis">requêtes SQL</text:span> pour améliorer la rapidité d'affichage des données sur le site (réduction des temps de réponse API, indexation SQL avancée).</text:p>
              </text:list-item>
              <text:list-item>
                <text:p text:style-name="P53"><text:span text:style-name="Strong_20_Emphasis">Optimisation significative des performances web</text:span> des pages articles, réduisant les <text:span text:style-name="Strong_20_Emphasis">CLS, TTF, LCP, TTI et INP</text:span>, pour une expérience utilisateur fluide.</text:p>
              </text:list-item>
              <text:list-item>
                <text:p text:style-name="P52"><text:span text:style-name="Strong_20_Emphasis">Amélioration du reporting et du SEO</text:span> en automatisant l’enrichissement des métadonnées à partir des données de contenu.</text:p>
              </text:list-item>
              <text:list-item>
                <text:p text:style-name="P52">maintenance et évolution application mobile</text:p>
              </text:list-item>
              <text:list-item>
                <text:p text:style-name="P52">POC page article : VueJS/React/Svelte</text:p>
              </text:list-item>
              <text:list-item>
                <text:p text:style-name="P52"><text:span text:style-name="Strong_20_Emphasis">Refonte complète de la page article</text:span>, garantissant une <text:soft-page-break/>meilleure lisibilité, accessibilité et performance.</text:p>
              </text:list-item>
            </text:list>
          </table:table-cell>
        </table:table-row>
        <table:table-row>
          <table:table-cell table:style-name="Tableau3.A6" office:value-type="string">
            <text:p text:style-name="P54"><text:span text:style-name="T42">Développeur Full Stack</text:span><text:line-break/>20<text:span text:style-name="T45">19</text:span></text:p>
          </table:table-cell>
          <table:table-cell table:style-name="Tableau3.B6" office:value-type="string">
            <text:p text:style-name="P55"><text:span text:style-name="T32">Carenity</text:span> - Paris, Île-de-France</text:p>
            <text:list text:style-name="L5">
              <text:list-item>
                <text:p text:style-name="P56"><text:span text:style-name="Strong_20_Emphasis">Refonte et maintenance évolutive</text:span> d’une <text:span text:style-name="Strong_20_Emphasis">plateforme de gestion de données médicales</text:span> composée de trois applications (Back Office, Front Office, Questionnaire). </text:p>
              </text:list-item>
              <text:list-item>
                <text:p text:style-name="P56"><text:span text:style-name="Strong_20_Emphasis">Correction et optimisation</text:span> des traitements backend liés aux <text:span text:style-name="Strong_20_Emphasis">données patients et études médicales</text:span>, avec un focus sur l’intégrité et la cohérence des bases de données SQL.</text:p>
              </text:list-item>
              <text:list-item>
                <text:p text:style-name="P56"><text:span text:style-name="Strong_20_Emphasis">Amélioration des performances API</text:span> pour optimiser la récupération et l’analyse des réponses aux questionnaires.</text:p>
              </text:list-item>
              <text:list-item>
                <text:p text:style-name="P56"><text:span text:style-name="Strong_20_Emphasis">Gestion et sécurisation des flux de données sensibles</text:span>, en appliquant les bonnes pratiques <text:span text:style-name="Strong_20_Emphasis">OWASP et RGPD</text:span>.</text:p>
              </text:list-item>
            </text:list>
          </table:table-cell>
        </table:table-row>
        <table:table-row>
          <table:table-cell table:style-name="Tableau3.A7" office:value-type="string">
            <text:p text:style-name="P54"><text:span text:style-name="T42">Développeur Full Stack</text:span><text:line-break/><text:span text:style-name="T47">2018/</text:span>20<text:span text:style-name="T45">19</text:span></text:p>
          </table:table-cell>
          <table:table-cell table:style-name="Tableau3.B7" office:value-type="string">
            <text:p text:style-name="P55"><text:span text:style-name="T32">Creativ</text:span> - Paris, Île-de-France</text:p>
            <text:list text:continue-numbering="true" text:style-name="L5">
              <text:list-item>
                <text:p text:style-name="P56"><text:span text:style-name="Strong_20_Emphasis">Optimisation backend et API</text:span> pour la refonte des plateformes <text:span text:style-name="Strong_20_Emphasis">Rimowa</text:span> et <text:span text:style-name="Strong_20_Emphasis">Longchamp</text:span>.</text:p>
              </text:list-item>
              <text:list-item>
                <text:p text:style-name="P56">Développement et mise en production de <text:span text:style-name="Strong_20_Emphasis">Confbox</text:span>, une <text:span text:style-name="Strong_20_Emphasis">application de visioconférence WebRTC</text:span> en <text:span text:style-name="Strong_20_Emphasis">PWA</text:span>, avec gestion des flux de données en temps réel. </text:p>
              </text:list-item>
              <text:list-item>
                <text:p text:style-name="P57"><text:span text:style-name="Strong_20_Emphasis">Conception et implémentation</text:span> d’un <text:span text:style-name="Strong_20_Emphasis">système backend robuste</text:span> (API REST, base de données SQL, gestion des sessions et des utilisateurs).</text:p>
              </text:list-item>
              <text:list-item>
                <text:p text:style-name="P57"><text:span text:style-name="Strong_20_Emphasis">Gestion de projet et coordination technique</text:span> pour assurer la livraison complète de l’application.</text:p>
              </text:list-item>
            </text:list>
          </table:table-cell>
        </table:table-row>
        <table:table-row table:style-name="Tableau3.8">
          <table:table-cell table:style-name="Tableau3.A8" office:value-type="string">
            <text:p text:style-name="P58"><text:span text:style-name="T42">Développeur Full Stack</text:span><text:line-break/><text:span text:style-name="T47">2016/</text:span>20<text:span text:style-name="T45">1</text:span><text:span text:style-name="T47">8</text:span></text:p>
          </table:table-cell>
          <table:table-cell table:style-name="Tableau3.B8" office:value-type="string">
            <text:p text:style-name="P59"><text:span text:style-name="T32">Publicis</text:span> - Paris, Île-de-France</text:p>
            <text:list text:continue-numbering="true" text:style-name="L5">
              <text:list-item>
                <text:p text:style-name="P60"><text:span text:style-name="Strong_20_Emphasis"><text:span text:style-name="T48">Conception, </text:span></text:span><text:span text:style-name="Strong_20_Emphasis"><text:span text:style-name="T49">r</text:span></text:span><text:span text:style-name="Strong_20_Emphasis">efonte et amélioration des performances</text:span> de plusieurs plateformes, dont <text:span text:style-name="Strong_20_Emphasis">Honda Motos</text:span>, <text:span text:style-name="Strong_20_Emphasis">Cevital</text:span>, <text:span text:style-name="T50">UPSA, </text:span><text:span text:style-name="T51">Renault , </text:span><text:span text:style-name="T52">Dacia</text:span><text:span text:style-name="T51">, BNP Vivatech, Dacia, René Furterer</text:span><text:span text:style-name="T50"> </text:span>et <text:span text:style-name="Strong_20_Emphasis">Le Siège Renault</text:span>.</text:p>
              </text:list-item>
              <text:list-item>
                <text:p text:style-name="P61"><text:span text:style-name="Strong_20_Emphasis">Développement d’un moteur de recherche interne</text:span> pour Publicis Conseil, structurant et indexant les données projet pour améliorer la recherche et l’accès aux informations. </text:p>
              </text:list-item>
              <text:list-item>
                <text:p text:style-name="P60"><text:span text:style-name="Strong_20_Emphasis">Création d’une application PWA intégrée au robot Pepper</text:span> pour Atelier Renault, avec gestion des interactions en temps réel et récupération de données utilisateur.</text:p>
              </text:list-item>
              <text:list-item>
                <text:p text:style-name="P60"><text:span text:style-name="Strong_20_Emphasis">Mise en place d’un système d’analyse et de gestion des données publicitaires</text:span> via une application de visionnage des encarts publicitaires pour le groupe Publicis.</text:p>
              </text:list-item>
              <text:list-item>
                <text:p text:style-name="P60"><text:span text:style-name="Strong_20_Emphasis">Projet Clio RS récompensé</text:span>, entièrement conçu en <text:span text:style-name="Strong_20_Emphasis">JavaScript</text:span>, démontrant une expertise en optimisation d’expérience utilisateur et en gestion de données dynamiques.</text:p>
              </text:list-item>
            </text:list>
          </table:table-cell>
        </table:table-row>
      </table:table>
      <table:table table:name="Tableau4" table:style-name="Tableau4">
        <table:table-column table:style-name="Tableau4.A"/>
        <table:table-column table:style-name="Tableau4.B"/>
        <text:soft-page-break/>
        <table:table-row>
          <table:table-cell table:style-name="Tableau4.A1" office:value-type="string">
            <text:p text:style-name="P62">Lead Développeur <text:span text:style-name="T53">f</text:span>rontend<text:line-break/>20<text:span text:style-name="T53">15/2016</text:span></text:p>
          </table:table-cell>
          <table:table-cell table:style-name="Tableau4.B1" office:value-type="string">
            <text:p text:style-name="P63"><text:span text:style-name="T32">Fullsix</text:span> - Paris, Île-de-France</text:p>
            <text:list text:continue-list="list2714785616" text:style-name="L2">
              <text:list-item>
                <text:p text:style-name="P64"><text:span text:style-name="Strong_20_Emphasis">Développement de modules personnalisés et optimisation des performances</text:span> pour Afflelou, en intégrant des bonnes pratiques pour la gestion et la structuration des données côté client.</text:p>
              </text:list-item>
              <text:list-item>
                <text:p text:style-name="P64"><text:span text:style-name="Strong_20_Emphasis">Mise en place de gabarits structurés pour Aéroport de Paris</text:span>, garantissant une accessibilité optimale et une intégration fluide avec les systèmes backend.</text:p>
              </text:list-item>
              <text:list-item>
                <text:p text:style-name="P64"><text:span text:style-name="Strong_20_Emphasis">Refonte complète du site de l'agence</text:span>, en mettant l’accent sur la modularité et la maintenabilité du code.</text:p>
              </text:list-item>
              <text:list-item>
                <text:p text:style-name="P65"><text:span text:style-name="Strong_20_Emphasis">Rédaction de documentations techniques et mise en place de standards de développement</text:span>, assurant une meilleure scalabilité des projets. </text:p>
              </text:list-item>
            </text:list>
          </table:table-cell>
        </table:table-row>
        <table:table-row>
          <table:table-cell table:style-name="Tableau4.A2" office:value-type="string">
            <text:p text:style-name="P62"><text:span text:style-name="T42">Lead </text:span><text:span text:style-name="T43">d</text:span><text:span text:style-name="T42">éveloppeur </text:span><text:span text:style-name="T43">f</text:span><text:span text:style-name="T42">rontend</text:span><text:line-break/>20<text:span text:style-name="T53">14</text:span>/20<text:span text:style-name="T53">15</text:span></text:p>
          </table:table-cell>
          <table:table-cell table:style-name="Tableau4.B2" office:value-type="string">
            <text:p text:style-name="P63"><text:span text:style-name="T32">Bazarchic</text:span> - <text:span text:style-name="T53">Gennevilliers</text:span>, Île-de-France</text:p>
            <text:list text:style-name="L6">
              <text:list-item>
                <text:p text:style-name="P66"><text:span text:style-name="Strong_20_Emphasis">Refonte partielle de Bazarchic</text:span> pour améliorer la performance et la gestion des données côté client.</text:p>
              </text:list-item>
              <text:list-item>
                <text:p text:style-name="P66"><text:span text:style-name="Strong_20_Emphasis">Amélioration et refonte partielle de MyTravelChic</text:span>, en optimisant la structure du code et la gestion dynamique des données.</text:p>
              </text:list-item>
              <text:list-item>
                <text:p text:style-name="P66"><text:span text:style-name="Strong_20_Emphasis">Création d’un système de templating pour emailing</text:span>, garantissant une gestion optimale des contenus et une intégration fluide avec les systèmes backend.</text:p>
              </text:list-item>
              <text:list-item>
                <text:p text:style-name="P66"><text:span text:style-name="Strong_20_Emphasis">Maintenance et évolution des plateformes web</text:span> (Bazarchic, MyTravelChic, Figaro Vin) avec un focus sur la scalabilité et l'intégration des composants backend.</text:p>
              </text:list-item>
            </text:list>
          </table:table-cell>
        </table:table-row>
        <table:table-row>
          <table:table-cell table:style-name="Tableau4.A3" office:value-type="string">
            <text:p text:style-name="P62"><text:span text:style-name="T42">Lead </text:span><text:span text:style-name="T43">d</text:span><text:span text:style-name="T42">éveloppeur </text:span><text:span text:style-name="T43">f</text:span><text:span text:style-name="T42">rontend</text:span><text:line-break/>20<text:span text:style-name="T53">10</text:span>/20<text:span text:style-name="T53">14</text:span></text:p>
          </table:table-cell>
          <table:table-cell table:style-name="Tableau4.B3" office:value-type="string">
            <text:p text:style-name="P63"><text:span text:style-name="T32">Business Lab</text:span> - <text:span text:style-name="T53">Nanterre</text:span>, Île-de-France</text:p>
            <text:list text:continue-numbering="true" text:style-name="L6">
              <text:list-item>
                <text:p text:style-name="P66"><text:span text:style-name="Strong_20_Emphasis">TMA et migration mobile pour Cavadeos</text:span>, en optimisant les interfaces et en assurant une gestion fluide des données sur des plateformes mobiles.</text:p>
              </text:list-item>
              <text:list-item>
                <text:p text:style-name="P66"><text:span text:style-name="Strong_20_Emphasis">Évolution continue du projet Leroy Merlin</text:span>, intégrant des améliorations côté frontend et optimisations des flux de données en back-end. Projet récompensé pour l’innovation.</text:p>
              </text:list-item>
              <text:list-item>
                <text:p text:style-name="P66"><text:span text:style-name="Strong_20_Emphasis">Création et refonte de projets événementiels</text:span> (Peugeot 4008, Peugeot Design Lab) avec un focus sur la gestion dynamique de l’information et l’interaction utilisateur.</text:p>
              </text:list-item>
              <text:list-item>
                <text:p text:style-name="P66"><text:span text:style-name="Strong_20_Emphasis">Développement d’une application géographique pour Areva</text:span>, permettant la gestion de données géolocalisées et l'optimisation des performances des systèmes de backend associés.</text:p>
              </text:list-item>
              <text:list-item>
                <text:p text:style-name="P66"><text:span text:style-name="Strong_20_Emphasis">Refonte de projets tels que mypeugeot, Peugeot.com, Europcar, et Air Caraïbes</text:span>, en prenant en compte les bonnes pratiques de maintenance et en assurant une meilleure gestion des données côté frontend et backend.</text:p>
              </text:list-item>
              <text:list-item>
                <text:p text:style-name="P66"><text:span text:style-name="Strong_20_Emphasis">Création d’un réseau social interne pour Areva</text:span>, facilitant la gestion des données utilisateurs et la communication <text:soft-page-break/>interne.</text:p>
              </text:list-item>
              <text:list-item>
                <text:p text:style-name="P66"><text:span text:style-name="Strong_20_Emphasis">Développement et refonte de projets variés</text:span> (Fidelity Vie, Brasseries Flo, Flyopenskies), avec une forte composante de gestion de données et d’optimisation de la performance.</text:p>
              </text:list-item>
            </text:list>
          </table:table-cell>
        </table:table-row>
      </table:table>
      <text:p text:style-name="P67">RÉCOMPENSES &amp; PROJETS PRESTIGIEUX</text:p>
      <text:p text:style-name="P68"><text:span text:style-name="T32">Top Com d'Or</text:span> – Récompenses décernées par un jury de professionnels pour l'excellence et l'innovation numérique.</text:p>
      <text:list text:style-name="L7">
        <text:list-item>
          <text:p text:style-name="P69"><text:span text:style-name="T32">2017 : Renault Clio RS Melody</text:span> – Développement full-stack d'une expérience interactive primée.</text:p>
        </text:list-item>
        <text:list-item>
          <text:p text:style-name="P69"><text:span text:style-name="T32">2013 : Peugeot.com</text:span> – Refonte et lead technique du site institutionnel mondial.</text:p>
        </text:list-item>
        <text:list-item>
          <text:p text:style-name="P69"><text:span text:style-name="T32">2012 : LeroyMerlin.fr &amp; Peugeot 4008</text:span> – Conception et développement de plateformes événementielles et e-commerce à fort trafic <text:span text:style-name="T54">(</text:span><text:span text:style-name="T55">5 à 10 millions d'utilisateurs uniques mensuels</text:span><text:span text:style-name="T54">)</text:span>.</text:p>
        </text:list-item>
        <text:list-item>
          <text:p text:style-name="P69"><text:span text:style-name="T32">2011 – Areva.com</text:span> – Projet de site institutionnel pour un groupe international.</text:p>
        </text:list-item>
      </text:list>
      <text:p text:style-name="P70">Ces récompenses attestent d'une capacité à livrer des projets d'envergure, alliant exigence technique, innovation et impact métier.</text:p>
      <text:p text:style-name="P71">formation</text:p>
      <text:p text:style-name="P72">BTS communication visuelle – 1995/1997 – GRETA Pari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 Black" svg:font-family="'Arial Black'"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color="#355269" loext:opacity="100%"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uce_5f_perso" style:display-name="puce_perso" style:family="paragraph" style:parent-style-name="Table_20_Contents">
      <style:text-properties fo:color="#355269" loext:opacity="100%" style:font-name="Arial" fo:font-family="Arial" style:font-family-generic="swiss" style:font-pitch="variable" fo:font-size="11pt" officeooo:rsid="004e16ef" style:font-size-asian="9.60000038146973pt" style:font-size-complex="11pt"/>
    </style:style>
    <style:style style:name="lien" style:family="paragraph" style:parent-style-name="Table_20_Contents">
      <style:paragraph-properties fo:margin-top="0cm" fo:margin-bottom="0.15cm" style:contextual-spacing="false" fo:text-align="end" style:justify-single-word="false"/>
      <style:text-properties fo:color="#355269" loext:opacity="100%" style:font-name="Arial" fo:font-family="Arial" style:font-family-generic="swiss" style:font-pitch="variable" fo:font-size="11pt" style:text-underline-style="none" style:font-size-asian="9.60000038146973pt" style:font-size-complex="11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lien_5f_caractère" style:display-name="lien_caractère" style:family="text">
      <style:text-properties fo:color="#355269" loext:opacity="100%" style:font-name="Arial" fo:font-family="Arial" style:font-family-generic="swiss" style:font-pitch="variable" fo:font-size="11pt" style:text-underline-style="none" style:font-size-asian="9.60000038146973pt" style:font-size-complex="11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6" style:family="table">
      <style:table-properties style:width="17cm" table:align="margins"/>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background-color="transparent" fo:padding="0.097cm" fo:border="none" style:writing-mode="page">
        <style:background-image/>
      </style:table-cell-properties>
    </style:style>
    <style:style style:name="MP1" style:family="paragraph" style:parent-style-name="Table_20_Contents">
      <style:paragraph-properties fo:margin-top="0cm" fo:margin-bottom="0.15cm" style:contextual-spacing="false" fo:text-align="start" style:justify-single-word="false"/>
      <style:text-properties fo:color="#355269" loext:opacity="100%" style:text-outline="false" style:text-line-through-style="none" style:text-line-through-type="none" style:font-name="Arial" fo:font-size="11pt" fo:font-style="normal" fo:text-shadow="none" style:text-underline-style="none" fo:font-weight="normal" officeooo:rsid="00713871" officeooo:paragraph-rsid="007c5e86" style:font-size-asian="9.60000038146973pt" style:font-style-asian="normal" style:font-weight-asian="normal" style:font-size-complex="11pt" style:font-style-complex="normal" style:font-weight-complex="normal" style:text-overline-style="none" style:text-overline-color="font-color"/>
    </style:style>
    <style:style style:name="MP2" style:family="paragraph" style:parent-style-name="Table_20_Contents">
      <style:paragraph-properties fo:text-align="end" style:justify-single-word="false"/>
      <style:text-properties fo:color="#355269" loext:opacity="100%" style:text-outline="false" style:text-line-through-style="none" style:text-line-through-type="none" style:font-name="Arial" fo:font-size="11pt" fo:font-style="normal" fo:text-shadow="none" style:text-underline-style="none" fo:font-weight="normal" style:font-size-asian="9.60000038146973pt" style:font-style-asian="normal" style:font-weight-asian="normal" style:font-size-complex="11pt" style:font-style-complex="normal" style:font-weight-complex="normal" style:text-overline-style="none" style:text-overline-color="font-color"/>
    </style:style>
    <style:style style:name="MP3" style:family="paragraph" style:parent-style-name="Footer">
      <style:paragraph-properties fo:text-align="end" style:justify-single-word="false"/>
      <style:text-properties fo:color="#355269" loext:opacity="100%" style:font-name="Arial" fo:font-size="11pt" fo:language="zxx" fo:country="none" style:text-underline-style="solid" style:text-underline-width="auto" style:text-underline-color="#355269" officeooo:paragraph-rsid="00713871" style:font-size-asian="9.60000038146973pt" style:language-asian="zxx" style:country-asian="none" style:font-size-complex="11pt" style:language-complex="zxx" style:country-complex="none"/>
    </style:style>
    <style:style style:name="MT1" style:family="text">
      <style:text-properties fo:color="#355269" loext:opacity="100%" style:font-name="Arial" fo:font-size="11pt" style:text-underline-style="solid" style:text-underline-width="auto" style:text-underline-color="#355269" style:font-size-asian="9.60000038146973pt" style:font-size-complex="11pt"/>
    </style:style>
    <style:page-layout style:name="Mpm1">
      <style:page-layout-properties fo:page-width="21.001cm" fo:page-height="29.7cm" style:num-format="1" style:print-orientation="portrait" fo:margin-top="2cm" fo:margin-bottom="2cm" fo:margin-left="2cm" fo:margin-right="2cm" fo:background-color="#eeeeee" style:writing-mode="lr-tb" style:layout-grid-color="#c0c0c0" style:layout-grid-lines="20" style:layout-grid-base-height="0.706cm" style:layout-grid-ruby-height="0.353cm" style:layout-grid-mode="none" style:layout-grid-ruby-below="false" style:layout-grid-print="false" style:layout-grid-display="false" draw:fill="solid" draw:fill-color="#eeeeee"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7cm" fo:margin-left="0cm" fo:margin-right="0cm" fo:margin-top="0cm" fo:background-color="transparent" style:dynamic-spacing="false" draw:fill="none" draw:fill-color="#729fcf"/>
      </style:footer-style>
    </style:page-layout>
    <style:style style:name="Mdp1" style:family="drawing-page">
      <style:drawing-page-properties draw:fill="solid" draw:background-size="full" draw:fill-color="#eeeeee" draw:opacity="100%"/>
    </style:style>
  </office:automatic-styles>
  <office:master-styles>
    <style:master-page style:name="Standard" style:page-layout-name="Mpm1" draw:style-name="Mdp1">
      <style:footer>
        <table:table table:name="Tableau6" table:style-name="Tableau6" table:template-name="Default Style">
          <table:table-column table:style-name="Tableau6.A"/>
          <table:table-column table:style-name="Tableau6.B"/>
          <table:table-row>
            <table:table-cell table:style-name="Tableau6.A1" office:value-type="string">
              <text:p text:style-name="MP1"><text:a xlink:type="simple" xlink:href="http://rb-webstudio.go.yj.fr/" text:style-name="Internet_20_link" text:visited-style-name="Visited_20_Internet_20_Link"><text:span text:style-name="lien_5f_caractère"><text:span text:style-name="MT1"/></text:span></text:a></text:p>
            </table:table-cell>
            <table:table-cell table:style-name="Tableau6.A1" office:value-type="string">
              <text:p text:style-name="MP2"><text:page-number text:select-page="current">7</text:page-number><text:s/>- <text:page-count>7</text:page-count></text:p>
            </table:table-cell>
          </table:table-row>
        </table:table>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12-12T14:17:09.601092577</meta:creation-date>
    <dc:date>2026-01-26T13:53:24.138834109</dc:date>
    <meta:editing-duration>PT12H24M21S</meta:editing-duration>
    <meta:editing-cycles>126</meta:editing-cycles>
    <meta:generator>LibreOffice/25.2.3.2$Linux_X86_64 LibreOffice_project/520$Build-2</meta:generator>
    <meta:print-date>2026-01-17T23:13:04.851878783</meta:print-date>
    <meta:printed-by>Fichiers PDF</meta:printed-by>
    <meta:document-statistic meta:table-count="5" meta:image-count="0" meta:object-count="0" meta:page-count="7" meta:paragraph-count="144" meta:word-count="1959" meta:character-count="13632" meta:non-whitespace-character-count="11875"/>
  </office:meta>
</office:document-meta>
</file>